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" svg:font-family="'Lohit Hindi'" style:font-pitch="variable"/>
    <style:font-face style:name="Albany" svg:font-family="Alban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4" style:family="paragraph" style:parent-style-name="lyt-techpoly_7e_LT_7e_Gliederung_20_1"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font-size="18pt" style:font-size-asian="18pt" style:font-size-complex="18pt"/>
    </style:style>
    <style:style style:name="P11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80" fo:font-size="36pt" style:text-underline-style="none" fo:background-color="transparent" style:font-size-asian="36pt" style:font-size-complex="36pt"/>
    </style:style>
    <style:style style:name="P13" style:family="paragraph" style:parent-style-name="lyt-techpoly_7e_LT_7e_Gliederung_20_1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lbany" fo:font-size="18pt" fo:font-style="normal" fo:text-shadow="none" style:text-underline-style="none" fo:font-weight="normal" style:font-name-asian="Albany" style:font-size-asian="18pt" style:font-style-asian="normal" style:font-weight-asian="normal" style:font-name-complex="Albany" style:font-size-complex="18pt" style:font-style-complex="normal" style:font-weight-complex="normal" style:text-emphasize="none"/>
    </style:style>
    <style:style style:name="P14" style:family="paragraph" style:parent-style-name="lyt-techpoly_7e_LT_7e_Gliederung_20_1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15" style:family="paragraph" style:parent-style-name="lyt-techpoly_7e_LT_7e_Gliederung_20_1">
      <style:paragraph-properties fo:margin-left="0cm" fo:margin-right="0cm" fo:margin-top="0cm" fo:margin-bottom="0.499cm" fo:line-height="100%" fo:text-indent="0cm" style:auto-text-indent="false" style:text-autospace="none"/>
      <style:text-properties fo:font-size="18pt" style:font-size-asian="18pt" style:font-size-complex="18pt"/>
    </style:style>
    <style:style style:name="P16" style:family="paragraph" style:parent-style-name="lyt-techpoly_7e_LT_7e_Gliederung_20_1"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17" style:family="paragraph" style:parent-style-name="lyt-techpoly_7e_LT_7e_Titel">
      <style:paragraph-properties fo:text-align="center" style:justify-single-word="false" style:text-autospace="none"/>
      <style:text-properties fo:color="#000080" style:text-outline="false" style:text-line-through-style="none" style:font-name="Albany" fo:font-size="32pt" fo:font-style="normal" fo:text-shadow="none" style:text-underline-style="solid" style:text-underline-width="auto" style:text-underline-color="font-color" fo:font-weight="bold" style:font-name-asian="Albany" style:font-size-asian="32pt" style:font-style-asian="normal" style:font-weight-asian="bold" style:font-name-complex="Albany" style:font-size-complex="32pt" style:font-style-complex="normal" style:font-weight-complex="bold" style:text-emphasize="none"/>
    </style:style>
    <style:style style:name="P18" style:family="paragraph" style:parent-style-name="lyt-techpoly_7e_LT_7e_Titel">
      <style:paragraph-properties fo:text-align="start" style:justify-single-word="false" style:text-autospace="none"/>
      <style:text-properties fo:color="#000080" style:text-outline="false" style:text-line-through-style="none" style:font-name="Albany" fo:font-size="32pt" fo:font-style="normal" fo:text-shadow="none" style:text-underline-style="solid" style:text-underline-width="auto" style:text-underline-color="font-color" fo:font-weight="bold" style:font-name-asian="Albany" style:font-size-asian="32pt" style:font-style-asian="normal" style:font-weight-asian="bold" style:font-name-complex="Albany" style:font-size-complex="32pt" style:font-style-complex="normal" style:font-weight-complex="bold" style:text-emphasize="none"/>
    </style:style>
    <style:style style:name="P19" style:family="paragraph" style:parent-style-name="lyt-techpoly_7e_LT_7e_Titel">
      <style:text-properties fo:color="#000080" style:text-outline="false" style:text-line-through-style="none" style:font-name="Tahoma" fo:font-size="32pt" fo:font-style="normal" fo:text-shadow="none" style:text-underline-style="solid" style:text-underline-width="auto" style:text-underline-color="font-color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20" style:family="paragraph" style:parent-style-name="lyt-techpoly_7e_LT_7e_Titel">
      <style:paragraph-properties fo:line-height="100%" fo:text-align="center" style:justify-single-word="false" style:text-autospace="none"/>
      <style:text-properties fo:color="#000080"/>
    </style:style>
    <style:style style:name="P21" style:family="paragraph" style:parent-style-name="lyt-techpoly_7e_LT_7e_Untertitel">
      <style:paragraph-properties fo:margin-left="0cm" fo:margin-right="0cm" style:line-height-at-least="0.353cm" fo:text-align="start" style:justify-single-word="false" fo:text-indent="-0.6cm" style:auto-text-indent="false" style:text-autospace="none">
        <style:tab-stops/>
      </style:paragraph-properties>
      <style:text-properties style:use-window-font-color="true" style:text-outline="false" style:text-line-through-style="none" style:font-name="Tahoma" fo:font-size="14pt" fo:font-style="normal" fo:text-shadow="none" style:text-underline-style="none" fo:font-weight="normal" style:font-name-asian="Tahoma" style:font-size-asian="14pt" style:font-style-asian="normal" style:font-weight-asian="normal" style:font-name-complex="Tahoma" style:font-size-complex="14pt" style:font-style-complex="normal" style:font-weight-complex="normal" style:text-emphasize="none"/>
    </style:style>
    <style:style style:name="P22" style:family="paragraph" style:parent-style-name="lyt-techpoly_7e_LT_7e_Untertitel">
      <style:paragraph-properties fo:margin-left="0cm" fo:margin-right="0cm" style:line-height-at-least="0.353cm" fo:text-align="start" style:justify-single-word="false" fo:text-indent="-0.6cm" style:auto-text-indent="false" style:text-autospace="none">
        <style:tab-stops/>
      </style:paragraph-properties>
      <style:text-properties fo:font-size="18pt" style:font-size-asian="18pt" style:font-size-complex="18pt"/>
    </style:style>
    <style:style style:name="T1" style:family="text"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T2" style:family="text">
      <style:text-properties fo:color="#000080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 style:text-emphasize="none"/>
    </style:style>
    <style:style style:name="T3" style:family="text">
      <style:text-properties fo:color="#000080" fo:font-size="28pt" style:text-underline-style="none" fo:background-color="transparent" style:font-size-asian="28pt" style:font-size-complex="28pt"/>
    </style:style>
    <style:style style:name="T4" style:family="text">
      <style:text-properties fo:color="#000080" fo:font-size="32pt" style:text-underline-style="none" fo:background-color="transparent" style:font-size-asian="32pt" style:font-size-complex="32pt"/>
    </style:style>
    <style:style style:name="T5" style:family="text">
      <style:text-properties fo:color="#000080" fo:font-size="36pt" style:text-underline-style="none" fo:background-color="transparent" style:font-size-asian="36pt" style:font-size-complex="36pt"/>
    </style:style>
    <style:style style:name="T6" style:family="text">
      <style:text-properties style:font-name="Albany" fo:font-weight="bold" style:font-name-asian="Albany" style:font-weight-asian="bold" style:font-name-complex="Albany" style:font-weight-complex="bold"/>
    </style:style>
    <style:style style:name="T7" style:family="text">
      <style:text-properties style:font-name="Albany" style:font-name-asian="Albany" style:font-name-complex="Albany"/>
    </style:style>
    <style:style style:name="T8" style:family="text">
      <style:text-properties style:font-name="Albany" style:text-underline-style="solid" style:text-underline-width="auto" style:text-underline-color="font-color" fo:font-weight="bold" style:font-name-asian="Albany" style:font-weight-asian="bold" style:font-name-complex="Albany" style:font-weight-complex="bold"/>
    </style:style>
    <style:style style:name="T9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/>
    </style:style>
    <style:style style:name="T10" style:family="text"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T11" style:family="text">
      <style:text-properties style:use-window-font-color="true" style:text-outline="false" style:text-line-through-style="none" style:font-name="Albany" fo:font-style="normal" fo:text-shadow="none" style:text-underline-style="none" fo:font-weight="normal" style:font-name-asian="Albany" style:font-style-asian="normal" style:font-weight-asian="normal" style:font-name-complex="Albany" style:font-style-complex="normal" style:font-weight-complex="normal" style:text-emphasize="none"/>
    </style:style>
    <style:style style:name="T12" style:family="text">
      <style:text-properties style:use-window-font-color="true" style:text-outline="false" style:text-line-through-style="none" style:font-name="Albany" fo:font-style="normal" fo:text-shadow="none" style:text-underline-style="solid" style:text-underline-width="auto" style:text-underline-color="font-color" fo:font-weight="bold" style:font-name-asian="Albany" style:font-style-asian="normal" style:font-weight-asian="bold" style:font-name-complex="Albany" style:font-style-complex="normal" style:font-weight-complex="bold" style:text-emphasize="none"/>
    </style:style>
    <style:style style:name="T13" style:family="text">
      <style:text-properties style:use-window-font-color="true" style:text-outline="false" style:text-line-through-style="none" style:font-name="Albany" fo:font-size="20pt" fo:font-style="normal" fo:text-shadow="none" style:text-underline-style="none" fo:font-weight="normal" style:font-name-asian="Albany" style:font-size-asian="20pt" style:font-style-asian="normal" style:font-weight-asian="normal" style:font-name-complex="Albany" style:font-size-complex="20pt" style:font-style-complex="normal" style:font-weight-complex="normal" style:text-emphasize="none"/>
    </style:style>
    <style:style style:name="T14" style:family="text">
      <style:text-properties style:use-window-font-color="true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0" style:family="text">
      <style:text-properties fo:font-size="28pt" style:text-underline-style="none" style:font-size-asian="28pt" style:font-size-complex="28pt"/>
    </style:style>
    <style:style style:name="T21" style:family="text">
      <style:text-properties fo:font-size="28pt" style:text-underline-style="none" fo:background-color="#0000ff" style:font-size-asian="28pt" style:font-size-complex="28pt"/>
    </style:style>
    <style:style style:name="T22" style:family="text">
      <style:text-properties fo:font-size="28pt" style:text-underline-style="none" fo:background-color="transparent" style:font-size-asian="28pt" style:font-size-complex="28pt"/>
    </style:style>
    <style:style style:name="T23" style:family="text">
      <style:text-properties fo:color="#0000ff" fo:font-size="28pt" style:text-underline-style="none" fo:background-color="transparent" style:font-size-asian="28pt" style:font-size-complex="28pt"/>
    </style:style>
    <style:style style:name="T24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5" style:family="text">
      <style:text-properties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 style:text-emphasize="none"/>
    </style:style>
    <style:style style:name="T26" style:family="text">
      <style:text-properties style:text-outline="false" style:text-line-through-style="none" style:font-name="Albany" fo:font-size="44pt" fo:font-style="normal" fo:text-shadow="none" style:text-underline-style="none" fo:font-weight="normal" style:font-name-asian="Albany" style:font-size-asian="44pt" style:font-style-asian="normal" style:font-weight-asian="normal" style:font-name-complex="Albany" style:font-size-complex="44pt" style:font-style-complex="normal" style:font-weight-complex="normal" style:text-emphasize="none"/>
    </style:style>
    <style:style style:name="T27" style:family="text">
      <style:text-properties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6">AUTOMATED</text:span><text:span text:style-name="T25"> </text:span><text:span text:style-name="T27">FIRE EXTINGUISHING SYSTEM</text:span></text:p>
      <text:p text:style-name="Standard"/>
      <text:p text:style-name="Standard"/>
      <text:p text:style-name="Standard"/>
      <text:p text:style-name="P9"><text:tab/><text:span text:style-name="T5">Minor Report </text:span></text:p>
      <text:p text:style-name="P12"><text:tab/>2016-2017</text:p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Submitted to:<text:tab/><text:tab/><text:tab/><text:tab/><text:tab/><text:tab/><text:tab/><text:tab/><text:tab/>Submitted by:</text:p>
      <text:p text:style-name="P11">Mrs. Hema N<text:tab/><text:tab/><text:tab/><text:tab/><text:tab/><text:tab/><text:tab/><text:tab/><text:tab/>Supriya Sahu</text:p>
      <text:p text:style-name="P11"><text:tab/><text:tab/><text:tab/><text:tab/><text:tab/><text:tab/><text:tab/><text:tab/><text:tab/><text:tab/> <text:s text:c="7"/>14103057<text:tab/><text:tab/><text:tab/><text:tab/><text:tab/><text:tab/><text:tab/><text:tab/><text:tab/><text:tab/><text:tab/><text:tab/> B-10</text:p>
      <text:p text:style-name="P11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P9"><text:soft-page-break/><text:span text:style-name="T24">Problem Statement:</text:span></text:p>
      <text:p text:style-name="P3"/>
      <text:p text:style-name="P22"><text:span text:style-name="T11"><text:tab/></text:span><text:span text:style-name="T13">In the present project the development of automated </text:span><text:span text:style-name="T10">f</text:span><text:span text:style-name="T9">ire extinguisher signifies to control and prevent the fire in wild forest as well as commercial and residential complexes in the entire human community. This type of emerging robotic technology </text:span><text:span text:style-name="T11">would help to save the life of human beings and also </text:span><text:span text:style-name="T9">help to conserver the wild community without any severe economic losses. The robotic system to extinguish the fire in a residential area including the commercial places is better than the present </text:span><text:span text:style-name="T11">smoke </text:span><text:span text:style-name="T13">detectors along with the water sprinklers and </text:span><text:span text:style-name="T10">chemical process.</text:span><text:span text:style-name="T9"> </text:span></text:p>
      <text:p text:style-name="P21"/>
      <text:p text:style-name="Standard"/>
      <text:p text:style-name="P17">What all does the project include?</text:p>
      <text:p text:style-name="P18"><text:span text:style-name="T14">1-I2C is used.</text:span></text:p>
      <text:p text:style-name="P18"><text:span text:style-name="T14"/></text:p>
      <text:p text:style-name="P14"><text:span text:style-name="T7">2-Djikstra Algorithm <text:s/>to reach the destination via </text:span>shortest path.</text:p>
      <text:p text:style-name="P13">3-Thermal and flame Sensors</text:p>
      <text:p text:style-name="P14"><text:span text:style-name="T7">4-Arduino Mega which act as server and arduino </text:span>unos which act as slaves. Mega will define the path and required number of slaves will go to the affected destination via shortest path.</text:p>
      <text:p text:style-name="P19"><text:soft-page-break/><text:span text:style-name="T6">Detailed description of </text:span>components and algorithm</text:p>
      <text:p text:style-name="P4"/>
      <text:p text:style-name="P16"><text:span text:style-name="T8">Thermal Sensors </text:span><text:span text:style-name="T7">– If a person is not available </text:span>to give instruction using iot, these sensors will sense the fire and will call server arduino for help.</text:p>
      <text:p text:style-name="P16"/>
      <text:p text:style-name="P16"><text:span text:style-name="T16">Flame sensor-</text:span>Detects the intensity of fire.</text:p>
      <text:p text:style-name="P16"/>
      <text:p text:style-name="P15"><text:span text:style-name="T12">Arduino Mega and Arduino Uno</text:span><text:span text:style-name="T11"> - Mega act as </text:span><text:span text:style-name="T9">server and unos act as slaves. Mega will define the path, send the path to appropriate unos[1 or more], direct them and required number of slaves will go to the affected destination via shortest path.</text:span></text:p>
      <text:p text:style-name="P15"><text:span text:style-name="T9"/></text:p>
      <text:p text:style-name="P14"><text:span text:style-name="T8">Djikstra Algorithm –</text:span><text:span text:style-name="T7"> The graph is given by user.Djikstra </text:span>algorithm is used to find the shortest path. 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3"><text:soft-page-break/>SLAVE</text:p>
      <text:p text:style-name="P8"/>
      <text:p text:style-name="P7"/>
      <text:p text:style-name="P7">int motorpin3 = 3; <text:s text:c="17"/>//motor1</text:p>
      <text:p text:style-name="P7">int motorpin4 = 4; <text:s text:c="17"/>//motor2</text:p>
      <text:p text:style-name="P7">int motorpin6 = 6; <text:s text:c="17"/>//motor3</text:p>
      <text:p text:style-name="P7">int motorpin7 = 7; <text:s text:c="17"/>//motor4</text:p>
      <text:p text:style-name="P7">int motorpin9 = 9; <text:s text:c="17"/>//motor for mechanism</text:p>
      <text:p text:style-name="P7">int motorpin10 = 10; <text:s text:c="17"/>//motor for mechanism</text:p>
      <text:p text:style-name="P7"/>
      <text:p text:style-name="P7"/>
      <text:p text:style-name="P7">const int TEST_PIN = 10;</text:p>
      <text:p text:style-name="P7">int s,d,i,x,y,r,m,j;</text:p>
      <text:p text:style-name="P7">char arrdir[13][13] ={ //0 <text:s text:c="2"/>1 <text:s text:c="2"/>2 <text:s text:c="2"/>3 <text:s text:c="2"/>4 <text:s text:c="2"/>5 <text:s text:c="2"/>6 <text:s text:c="2"/>7 <text:s text:c="2"/>8 <text:s text:c="2"/>9 <text:s/>10 <text:s/>11 <text:s/>12</text:p>
      <text:p text:style-name="P7"><text:s text:c="21"/>{'a','s','a','a','a','a','a','a','a','r','a','a','a'}, <text:s text:c="3"/>//0</text:p>
      <text:p text:style-name="P7"><text:s text:c="21"/>{'a','a','s','a','r','a','a','a','a','a','a','a','a'}, <text:s text:c="16"/>//1</text:p>
      <text:p text:style-name="P7"><text:s text:c="21"/>{'a','a','a','s','a','r','a','a','a','a','a','a','a'}, <text:s text:c="16"/>//2</text:p>
      <text:p text:style-name="P7"><text:s text:c="21"/>{'a','a','a','a','a','a','a','a','r','a','a','a','a'}, <text:s text:c="16"/>//3</text:p>
      <text:p text:style-name="P7"><text:s text:c="21"/>{'a','a','a','a','a','s','a','a','a','a','a','a','a'}, <text:s text:c="16"/>//4</text:p>
      <text:p text:style-name="P7"><text:s text:c="21"/>{'a','a','a','a','a','a','a','a','a','a','a','a','a'}, <text:s text:c="16"/>//5</text:p>
      <text:p text:style-name="P7"><text:s text:c="21"/>{'a','a','a','a','a','a','a','s','a','a','a','a','a'}, <text:s text:c="16"/>//6</text:p>
      <text:p text:style-name="P7"><text:s text:c="21"/>{'a','a','a','a','a','a','a','a','a','s','a','r','a'}, <text:s text:c="16"/>//7</text:p>
      <text:p text:style-name="P7"><text:s text:c="21"/>{'a','a','a','a','a','a','a','a','a','a','a','a','a'}, <text:s text:c="16"/>//8</text:p>
      <text:p text:style-name="P7"><text:s text:c="21"/>{'a','a','a','a','a','a','a','a','a','a','s','a','a'}, <text:s text:c="16"/>//9</text:p>
      <text:p text:style-name="P7"><text:s text:c="21"/>{'a','a','a','a','a','a','l','a','a','a','a','a','a'}, <text:s text:c="16"/>//10</text:p>
      <text:p text:style-name="P7"><text:s text:c="21"/>{'a','a','a','a','a','a','a','a','a','a','a','a','s'}, <text:s text:c="16"/>//11</text:p>
      <text:p text:style-name="P7"><text:s text:c="21"/>{'a','a','a','a','a','a','a','a','a','a','a','a','a'} <text:s text:c="17"/>//12 <text:s/></text:p>
      <text:p text:style-name="P7"><text:s text:c="19"/>}; </text:p>
      <text:p text:style-name="P7"/>
      <text:p text:style-name="P7">int arrdist[13][13]={// 0 1 2 3 4 5 6 7 8 9 10 11 12 </text:p>
      <text:p text:style-name="P7"><text:s text:c="21"/>{0,1,0,0,0,0,0,0,0,3,0,0,0}, <text:s text:c="2"/>//0</text:p>
      <text:p text:style-name="P7"><text:s text:c="21"/>{0,0,1,0,1,0,0,0,0,0,0,0,0}, <text:s text:c="5"/>//1 <text:s text:c="2"/></text:p>
      <text:p text:style-name="P7"><text:s text:c="21"/>{0,0,0,1,0,1,0,0,0,0,0,0,0}, <text:s text:c="5"/>//2</text:p>
      <text:p text:style-name="P7"><text:s text:c="21"/>{0,0,0,0,0,0,0,0,10,0,0,0,0}, <text:s text:c="4"/>//3 <text:s/></text:p>
      <text:p text:style-name="P7"><text:s text:c="21"/>{0,0,0,0,0,1,1,0,0,0,0,0,0}, <text:s text:c="5"/>//4</text:p>
      <text:p text:style-name="P7"><text:s text:c="21"/>{0,0,0,0,0,0,0,0,0,0,0,0,0}, <text:s text:c="5"/>//5</text:p>
      <text:p text:style-name="P7"><text:s text:c="21"/>{0,0,0,0,0,0,0,1,0,0,0,0,0}, <text:s text:c="5"/>//6</text:p>
      <text:p text:style-name="P7"><text:s text:c="21"/>{0,0,0,0,0,0,0,0,0,1,0,1,0}, <text:s text:c="5"/>//7</text:p>
      <text:p text:style-name="P7"><text:s text:c="21"/>{0,0,0,0,0,0,0,0,0,0,0,0,0}, <text:s text:c="5"/>//8</text:p>
      <text:p text:style-name="P7"><text:s text:c="21"/>{0,0,0,0,0,0,0,0,0,0,1,0,0}, <text:s text:c="5"/>//9</text:p>
      <text:p text:style-name="P7"><text:soft-page-break/><text:s text:c="21"/>{0,0,0,0,0,0,1,0,0,0,0,0,0}, <text:s text:c="5"/>//10</text:p>
      <text:p text:style-name="P7"><text:s text:c="21"/>{0,0,0,0,0,0,0,0,0,0,0,0,1}, <text:s text:c="5"/>//11</text:p>
      <text:p text:style-name="P7"><text:s text:c="21"/>{0,0,0,0,0,0,0,0,0,0,0,0,0} <text:s text:c="6"/>//12</text:p>
      <text:p text:style-name="P7"><text:s text:c="19"/>}; </text:p>
      <text:p text:style-name="P7"/>
      <text:p text:style-name="P7"/>
      <text:p text:style-name="P7">static int count1 = 0;</text:p>
      <text:p text:style-name="P7">int arrpath[20];</text:p>
      <text:p text:style-name="P7">static int arr[10]; </text:p>
      <text:p text:style-name="P7">static int count = 0;</text:p>
      <text:p text:style-name="P7">int xxxx= 0;</text:p>
      <text:p text:style-name="P7"/>
      <text:p text:style-name="P7"/>
      <text:p text:style-name="P7">void setup() {</text:p>
      <text:p text:style-name="P7"><text:s text:c="2"/>Serial.begin(9600); <text:s text:c="10"/>// start serial for output</text:p>
      <text:p text:style-name="P7"><text:s text:c="2"/>pinMode(motorpin3,OUTPUT); <text:s text:c="7"/>//set pin 3 as output</text:p>
      <text:p text:style-name="P7"><text:s text:c="2"/>pinMode(motorpin4,OUTPUT); <text:s text:c="7"/></text:p>
      <text:p text:style-name="P7"><text:s text:c="2"/>pinMode(motorpin6,OUTPUT); <text:s text:c="7"/>//set pin 3 as output</text:p>
      <text:p text:style-name="P7"><text:s text:c="2"/>pinMode(motorpin7,OUTPUT); <text:s text:c="7"/></text:p>
      <text:p text:style-name="P7"><text:s text:c="2"/>pinMode(motorpin9,OUTPUT); <text:s text:c="7"/>//set pin 3 as output</text:p>
      <text:p text:style-name="P7"><text:s text:c="2"/>pinMode(motorpin10,OUTPUT); <text:s text:c="7"/></text:p>
      <text:p text:style-name="P7"><text:s text:c="4"/>y=0;</text:p>
      <text:p text:style-name="P7"><text:s text:c="2"/>Wire.begin(8); <text:s text:c="15"/>// join i2c bus with address #8</text:p>
      <text:p text:style-name="P7"><text:s text:c="2"/>Wire.onReceive(receiveEvent); <text:s/>// register event</text:p>
      <text:p text:style-name="P7"/>
      <text:p text:style-name="P7"><text:s/></text:p>
      <text:p text:style-name="P7"><text:s text:c="4"/></text:p>
      <text:p text:style-name="P7">for(int i = 0; i &lt; count ; i++)</text:p>
      <text:p text:style-name="P7"><text:s text:c="4"/>{</text:p>
      <text:p text:style-name="P7"><text:s text:c="5"/>Serial.print(arrpath[i]);</text:p>
      <text:p text:style-name="P7"><text:s text:c="4"/>}</text:p>
      <text:p text:style-name="P7"/>
      <text:p text:style-name="P7"/>
      <text:p text:style-name="P7"><text:s/></text:p>
      <text:p text:style-name="P7"/>
      <text:p text:style-name="P7">Serial.println("now you can proceed");</text:p>
      <text:p text:style-name="P7">}</text:p>
      <text:p text:style-name="P7"/>
      <text:p text:style-name="P7">void loop() {</text:p>
      <text:p text:style-name="P7"/>
      <text:p text:style-name="P7"><text:s/></text:p>
      <text:p text:style-name="P7"><text:s text:c="2"/></text:p>
      <text:p text:style-name="P7"><text:soft-page-break/><text:s text:c="2"/>if(xxxx-1 == arr[count-1]+1)</text:p>
      <text:p text:style-name="P7">{</text:p>
      <text:p text:style-name="P7"/>
      <text:p text:style-name="P7"><text:s text:c="4"/>//for(i =0 ; i&lt; count ; i++)</text:p>
      <text:p text:style-name="P7"><text:s text:c="5"/>//Serial.println(arr[i]);</text:p>
      <text:p text:style-name="P7"/>
      <text:p text:style-name="P7"><text:s text:c="2"/></text:p>
      <text:p text:style-name="P7"><text:s text:c="2"/>Serial.print("the path of xxxx is :: ");</text:p>
      <text:p text:style-name="P7"/>
      <text:p text:style-name="P7"/>
      <text:p text:style-name="P7"/>
      <text:p text:style-name="P7">for(int i = 0 ; i &lt; count-1 ; i++)</text:p>
      <text:p text:style-name="P7"><text:s text:c="3"/>{</text:p>
      <text:p text:style-name="P7"><text:s text:c="7"/>digitalWrite(3,LOW);</text:p>
      <text:p text:style-name="P7"><text:s text:c="7"/>digitalWrite(4,LOW);</text:p>
      <text:p text:style-name="P7"><text:s text:c="7"/>digitalWrite(6,LOW);</text:p>
      <text:p text:style-name="P7"><text:s text:c="7"/>digitalWrite(7,LOW);</text:p>
      <text:p text:style-name="P7"><text:s text:c="5"/></text:p>
      <text:p text:style-name="P7"><text:s text:c="5"/></text:p>
      <text:p text:style-name="P7"><text:s text:c="5"/>delay(5000);</text:p>
      <text:p text:style-name="P7"><text:s text:c="5"/>if(i == 0)</text:p>
      <text:p text:style-name="P7"><text:s text:c="5"/>{</text:p>
      <text:p text:style-name="P7"><text:s text:c="13"/>if(arrdir[arr[i]][arr[i+1]] == 'r')</text:p>
      <text:p text:style-name="P7"><text:s text:c="16"/>{</text:p>
      <text:p text:style-name="P7"><text:s text:c="18"/>arrpath[count1] = arrdir[arr[i]][arr[i+1]]; <text:s text:c="18"/>//------move <text:s text:c="3"/>ye 1st hai</text:p>
      <text:p text:style-name="P7"><text:s text:c="18"/>Serial.println(arrpath[count1++]);</text:p>
      <text:p text:style-name="P7"><text:s text:c="10"/></text:p>
      <text:p text:style-name="P7"><text:s text:c="14"/>//code for movee </text:p>
      <text:p text:style-name="P7"><text:s text:c="15"/>digitalWrite(3,HIGH);</text:p>
      <text:p text:style-name="P7"><text:s text:c="15"/>digitalWrite(4,LOW);</text:p>
      <text:p text:style-name="P7"><text:s text:c="15"/>digitalWrite(6,LOW);</text:p>
      <text:p text:style-name="P7"><text:s text:c="15"/>digitalWrite(7,LOW);</text:p>
      <text:p text:style-name="P7"><text:s text:c="15"/>delay(650);</text:p>
      <text:p text:style-name="P7"><text:s text:c="26"/></text:p>
      <text:p text:style-name="P7"><text:s text:c="16"/></text:p>
      <text:p text:style-name="P7"><text:s text:c="16"/>}</text:p>
      <text:p text:style-name="P7"/>
      <text:p text:style-name="P7"><text:s text:c="14"/>arrpath[count1] = arrdir[arr[i]][arr[i+1]]; <text:s text:c="18"/>//------move <text:s text:c="3"/>ye 1st hai</text:p>
      <text:p text:style-name="P7"><text:s text:c="15"/>Serial.println(arrpath[count1++]);</text:p>
      <text:p text:style-name="P7"><text:s text:c="10"/></text:p>
      <text:p text:style-name="P7"><text:s text:c="7"/>//code for movee </text:p>
      <text:p text:style-name="P7"><text:s text:c="15"/>digitalWrite(3,HIGH);</text:p>
      <text:p text:style-name="P7"><text:soft-page-break/><text:s text:c="15"/>digitalWrite(4,LOW);</text:p>
      <text:p text:style-name="P7"><text:s text:c="15"/>digitalWrite(6,HIGH);</text:p>
      <text:p text:style-name="P7"><text:s text:c="15"/>digitalWrite(7,LOW);</text:p>
      <text:p text:style-name="P7"><text:s text:c="15"/>delay(arrdist[arr[i]][arr[i+1]] * 1000);</text:p>
      <text:p text:style-name="P7"><text:s text:c="8"/>continue;</text:p>
      <text:p text:style-name="P7"><text:s text:c="8"/></text:p>
      <text:p text:style-name="P7"><text:s text:c="3"/>}</text:p>
      <text:p text:style-name="P7"><text:s text:c="5"/>else{</text:p>
      <text:p text:style-name="P7"><text:s text:c="3"/></text:p>
      <text:p text:style-name="P7"><text:s text:c="4"/>if(arrdir[arr[i]][arr[i+1]] == 's' &amp;&amp; arrpath[count1 - 1] == 's') <text:s text:c="7"/>// move</text:p>
      <text:p text:style-name="P7"><text:s text:c="5"/>{</text:p>
      <text:p text:style-name="P7"><text:s text:c="7"/>arrpath[count1] = 's'; </text:p>
      <text:p text:style-name="P7"><text:s text:c="11"/>Serial.println(arrpath[count1++]);</text:p>
      <text:p text:style-name="P7"/>
      <text:p text:style-name="P7"><text:s text:c="7"/>digitalWrite(3,HIGH);</text:p>
      <text:p text:style-name="P7"><text:s text:c="7"/>digitalWrite(4,LOW);</text:p>
      <text:p text:style-name="P7"><text:s text:c="7"/>digitalWrite(6,HIGH);</text:p>
      <text:p text:style-name="P7"><text:s text:c="7"/>digitalWrite(7,LOW);</text:p>
      <text:p text:style-name="P7"><text:s text:c="7"/>delay(arrdist[arr[i]][arr[i+1]] * 1000);</text:p>
      <text:p text:style-name="P7"><text:s text:c="4"/></text:p>
      <text:p text:style-name="P7"><text:s text:c="8"/>continue;</text:p>
      <text:p text:style-name="P7"><text:s text:c="4"/></text:p>
      <text:p text:style-name="P7"><text:s text:c="10"/></text:p>
      <text:p text:style-name="P7"><text:s text:c="5"/>}</text:p>
      <text:p text:style-name="P7"><text:s text:c="4"/></text:p>
      <text:p text:style-name="P7"><text:s text:c="5"/>else if(arrdir[arr[i]][arr[i+1]] == 'r' &amp;&amp; arrpath[count1 - 1] == 's') <text:s text:c="7"/>//-----just rotate and move <text:s text:c="2"/>//ye 2nd hai</text:p>
      <text:p text:style-name="P7"><text:s text:c="5"/>{</text:p>
      <text:p text:style-name="P7"><text:s text:c="7"/>arrpath[count1] = 'r';</text:p>
      <text:p text:style-name="P7"><text:s text:c="11"/>Serial.println(arrpath[count1++]);</text:p>
      <text:p text:style-name="P7"/>
      <text:p text:style-name="P7"><text:s text:c="7"/>//code for rotate in right</text:p>
      <text:p text:style-name="P7"><text:s text:c="7"/>digitalWrite(3,HIGH);</text:p>
      <text:p text:style-name="P7"><text:s text:c="7"/>digitalWrite(4,LOW);</text:p>
      <text:p text:style-name="P7"><text:s text:c="7"/>digitalWrite(6,LOW);</text:p>
      <text:p text:style-name="P7"><text:s text:c="7"/>digitalWrite(7,LOW);</text:p>
      <text:p text:style-name="P7"><text:s text:c="7"/>delay(650);</text:p>
      <text:p text:style-name="P7"><text:s text:c="7"/>//code for move</text:p>
      <text:p text:style-name="P7"><text:s text:c="7"/>digitalWrite(3,HIGH);</text:p>
      <text:p text:style-name="P7"><text:s text:c="7"/>digitalWrite(4,LOW);</text:p>
      <text:p text:style-name="P7"><text:s text:c="7"/>digitalWrite(6,HIGH);</text:p>
      <text:p text:style-name="P7"><text:s text:c="7"/>digitalWrite(7,LOW);</text:p>
      <text:p text:style-name="P7"><text:soft-page-break/><text:s text:c="7"/>delay(arrdist[arr[i]][arr[i+1]] * 1000);</text:p>
      <text:p text:style-name="P7"><text:s text:c="6"/>continue; </text:p>
      <text:p text:style-name="P7"><text:s text:c="3"/></text:p>
      <text:p text:style-name="P7"><text:s text:c="5"/>}</text:p>
      <text:p text:style-name="P7"/>
      <text:p text:style-name="P7"><text:s text:c="5"/>else if(arrdir[arr[i]][arr[i+1]] == 'l' &amp;&amp; arrpath[count1 - 1] == 's') <text:s text:c="7"/>//just rotate</text:p>
      <text:p text:style-name="P7"><text:s text:c="5"/>{</text:p>
      <text:p text:style-name="P7"><text:s text:c="7"/>arrpath[count1] = 'l'; <text:s text:c="2"/></text:p>
      <text:p text:style-name="P7"><text:s text:c="11"/>Serial.println(arrpath[count1++]);</text:p>
      <text:p text:style-name="P7"/>
      <text:p text:style-name="P7"/>
      <text:p text:style-name="P7"><text:s text:c="7"/>digitalWrite(3,LOW);</text:p>
      <text:p text:style-name="P7"><text:s text:c="7"/>digitalWrite(4,LOW);</text:p>
      <text:p text:style-name="P7"><text:s text:c="7"/>digitalWrite(6,HIGH);</text:p>
      <text:p text:style-name="P7"><text:s text:c="7"/>digitalWrite(7,LOW);</text:p>
      <text:p text:style-name="P7"><text:s text:c="7"/>delay(650);</text:p>
      <text:p text:style-name="P7"><text:s text:c="2"/></text:p>
      <text:p text:style-name="P7"><text:s text:c="2"/>//move</text:p>
      <text:p text:style-name="P7"><text:s text:c="8"/>digitalWrite(3,HIGH);</text:p>
      <text:p text:style-name="P7"><text:s text:c="7"/>digitalWrite(4,LOW);</text:p>
      <text:p text:style-name="P7"><text:s text:c="7"/>digitalWrite(6,HIGH);</text:p>
      <text:p text:style-name="P7"><text:s text:c="7"/>digitalWrite(7,LOW);</text:p>
      <text:p text:style-name="P7"><text:s text:c="6"/></text:p>
      <text:p text:style-name="P7"><text:s text:c="3"/></text:p>
      <text:p text:style-name="P7"><text:s text:c="6"/>delay(arrdist[arr[i]][arr[i+1]] * 1000);</text:p>
      <text:p text:style-name="P7"><text:s text:c="6"/>continue; </text:p>
      <text:p text:style-name="P7"><text:s text:c="10"/></text:p>
      <text:p text:style-name="P7"><text:s text:c="5"/>}</text:p>
      <text:p text:style-name="P7"><text:s text:c="5"/></text:p>
      <text:p text:style-name="P7"/>
      <text:p text:style-name="P7"><text:s text:c="4"/>else if(arrdir[arr[i]][arr[i+1]] == 'r' &amp;&amp; arrpath[count1 - 1] == 'r') <text:s text:c="7"/>//just straight</text:p>
      <text:p text:style-name="P7"><text:s text:c="5"/>{</text:p>
      <text:p text:style-name="P7"><text:s text:c="7"/>arrpath[count1] = 's';</text:p>
      <text:p text:style-name="P7"><text:s text:c="7"/>Serial.println(arrpath[count1++]);</text:p>
      <text:p text:style-name="P7"><text:s text:c="7"/></text:p>
      <text:p text:style-name="P7"><text:s text:c="7"/>digitalWrite(3,HIGH);</text:p>
      <text:p text:style-name="P7"><text:s text:c="7"/>digitalWrite(4,LOW);</text:p>
      <text:p text:style-name="P7"><text:s text:c="7"/>digitalWrite(6,HIGH);</text:p>
      <text:p text:style-name="P7"><text:s text:c="7"/>digitalWrite(7,LOW);</text:p>
      <text:p text:style-name="P7"><text:s text:c="6"/></text:p>
      <text:p text:style-name="P7"><text:s text:c="6"/></text:p>
      <text:p text:style-name="P7"><text:s text:c="6"/>delay(arrdist[arr[i]][arr[i+1]] * 1000);</text:p>
      <text:p text:style-name="P7"><text:soft-page-break/><text:s text:c="6"/>continue; </text:p>
      <text:p text:style-name="P7"><text:s text:c="10"/></text:p>
      <text:p text:style-name="P7"/>
      <text:p text:style-name="P7"/>
      <text:p text:style-name="P7"><text:s text:c="5"/>}</text:p>
      <text:p text:style-name="P7"><text:s text:c="5"/></text:p>
      <text:p text:style-name="P7"><text:s text:c="4"/>else if(arrdir[arr[i]][arr[i+1]] == 's' &amp;&amp; arrpath[count1 - 1] == 'r') <text:s text:c="7"/>//------just rotate <text:s/>and move <text:s text:c="3"/>//ye 3rd hai</text:p>
      <text:p text:style-name="P7"><text:s text:c="5"/>{</text:p>
      <text:p text:style-name="P7"><text:s text:c="7"/>arrpath[count1] = 'l';</text:p>
      <text:p text:style-name="P7"><text:s text:c="7"/>Serial.println(arrpath[count1++]);</text:p>
      <text:p text:style-name="P7"><text:s text:c="2"/></text:p>
      <text:p text:style-name="P7"><text:s text:c="7"/>//code for rotate</text:p>
      <text:p text:style-name="P7"><text:s text:c="7"/>digitalWrite(3,LOW);</text:p>
      <text:p text:style-name="P7"><text:s text:c="7"/>digitalWrite(4,LOW);</text:p>
      <text:p text:style-name="P7"><text:s text:c="7"/>digitalWrite(6,HIGH);</text:p>
      <text:p text:style-name="P7"><text:s text:c="7"/>digitalWrite(7,LOW);</text:p>
      <text:p text:style-name="P7"><text:s text:c="7"/>delay(650);</text:p>
      <text:p text:style-name="P7"><text:s text:c="7"/>//code for move <text:s text:c="2"/></text:p>
      <text:p text:style-name="P7"><text:s text:c="8"/>digitalWrite(3,HIGH);</text:p>
      <text:p text:style-name="P7"><text:s text:c="7"/>digitalWrite(4,LOW);</text:p>
      <text:p text:style-name="P7"><text:s text:c="7"/>digitalWrite(6,HIGH);</text:p>
      <text:p text:style-name="P7"><text:s text:c="7"/>digitalWrite(7,LOW);</text:p>
      <text:p text:style-name="P7"><text:s text:c="7"/></text:p>
      <text:p text:style-name="P7"><text:s text:c="5"/>delay(arrdist[arr[i]][arr[i+1]] * 1000);</text:p>
      <text:p text:style-name="P7"><text:s text:c="8"/>continue;</text:p>
      <text:p text:style-name="P7"><text:s text:c="14"/></text:p>
      <text:p text:style-name="P7"><text:s text:c="5"/>}</text:p>
      <text:p text:style-name="P7"/>
      <text:p text:style-name="P7"><text:s text:c="4"/>else if(arrdir[arr[i]][arr[i+1]] == 's' &amp;&amp; arrpath[count1 - 1] == 'l') <text:s text:c="7"/>//just rotate</text:p>
      <text:p text:style-name="P7"><text:s text:c="5"/>{</text:p>
      <text:p text:style-name="P7"><text:s text:c="7"/>arrpath[count1] = 's'; <text:s text:c="2"/></text:p>
      <text:p text:style-name="P7"><text:s text:c="7"/>Serial.println(arrpath[count1++]);</text:p>
      <text:p text:style-name="P7"><text:s text:c="11"/>digitalWrite(3,HIGH);</text:p>
      <text:p text:style-name="P7"><text:s text:c="7"/>digitalWrite(4,LOW);</text:p>
      <text:p text:style-name="P7"><text:s text:c="7"/>digitalWrite(6,HIGH);</text:p>
      <text:p text:style-name="P7"><text:s text:c="7"/>digitalWrite(7,LOW);</text:p>
      <text:p text:style-name="P7"><text:s text:c="7"/></text:p>
      <text:p text:style-name="P7"><text:s text:c="5"/>delay(arrdist[arr[i]][arr[i+1]] * 1000);</text:p>
      <text:p text:style-name="P7"><text:s text:c="14"/></text:p>
      <text:p text:style-name="P7"><text:s text:c="7"/></text:p>
      <text:p text:style-name="P7"/>
      <text:p text:style-name="P7"><text:soft-page-break/><text:s text:c="5"/>}</text:p>
      <text:p text:style-name="P7"><text:s text:c="2"/></text:p>
      <text:p text:style-name="P7"><text:s text:c="5"/>else if(arrdir[arr[i]][arr[i+1]] == 'l' &amp;&amp; arrpath[count1 - 1] == 'l') <text:s text:c="7"/>//just rotate</text:p>
      <text:p text:style-name="P7"><text:s text:c="5"/>{</text:p>
      <text:p text:style-name="P7"><text:s text:c="7"/>arrpath[count1] = 'l'; <text:s text:c="2"/></text:p>
      <text:p text:style-name="P7"><text:s text:c="7"/>Serial.println(arrpath[count1++]);</text:p>
      <text:p text:style-name="P7"><text:s text:c="9"/></text:p>
      <text:p text:style-name="P7"><text:s text:c="8"/>//code for rotate</text:p>
      <text:p text:style-name="P7"><text:s text:c="7"/>digitalWrite(3,LOW);</text:p>
      <text:p text:style-name="P7"><text:s text:c="7"/>digitalWrite(4,LOW);</text:p>
      <text:p text:style-name="P7"><text:s text:c="7"/>digitalWrite(6,HIGH);</text:p>
      <text:p text:style-name="P7"><text:s text:c="7"/>digitalWrite(7,LOW);</text:p>
      <text:p text:style-name="P7"><text:s text:c="7"/>delay(650);</text:p>
      <text:p text:style-name="P7"><text:s text:c="7"/>//code for move <text:s text:c="2"/></text:p>
      <text:p text:style-name="P7"><text:s text:c="8"/>digitalWrite(3,HIGH);</text:p>
      <text:p text:style-name="P7"><text:s text:c="7"/>digitalWrite(4,LOW);</text:p>
      <text:p text:style-name="P7"><text:s text:c="7"/>digitalWrite(6,HIGH);</text:p>
      <text:p text:style-name="P7"><text:s text:c="7"/>digitalWrite(7,LOW);</text:p>
      <text:p text:style-name="P7"><text:s text:c="7"/></text:p>
      <text:p text:style-name="P7"/>
      <text:p text:style-name="P7"><text:s text:c="8"/></text:p>
      <text:p text:style-name="P7"><text:s text:c="3"/>}</text:p>
      <text:p text:style-name="P7"/>
      <text:p text:style-name="P7"><text:s text:c="3"/>}</text:p>
      <text:p text:style-name="P7"/>
      <text:p text:style-name="P7"><text:s text:c="7"/>digitalWrite(3,LOW);</text:p>
      <text:p text:style-name="P7"><text:s text:c="7"/>digitalWrite(4,LOW);</text:p>
      <text:p text:style-name="P7"><text:s text:c="7"/>digitalWrite(6,LOW);</text:p>
      <text:p text:style-name="P7"><text:s text:c="7"/>digitalWrite(7,LOW);</text:p>
      <text:p text:style-name="P7"><text:s text:c="7"/></text:p>
      <text:p text:style-name="P7">}</text:p>
      <text:p text:style-name="P7"/>
      <text:p text:style-name="P7">for(int i = 0 ; i &lt; 3 ; i++ )</text:p>
      <text:p text:style-name="P7">{</text:p>
      <text:p text:style-name="P7">digitalWrite(9,LOW);</text:p>
      <text:p text:style-name="P7"><text:s text:c="7"/>digitalWrite(10,HIGH);</text:p>
      <text:p text:style-name="P7"><text:s text:c="7"/>delay(1500);</text:p>
      <text:p text:style-name="P7"><text:s text:c="7"/>digitalWrite(10,HIGH);</text:p>
      <text:p text:style-name="P7"><text:s text:c="7"/>digitalWrite(9,LOW);</text:p>
      <text:p text:style-name="P7"><text:s text:c="7"/>delay(1500);</text:p>
      <text:p text:style-name="P7"/>
      <text:p text:style-name="P7">}</text:p>
      <text:p text:style-name="P7"><text:soft-page-break/></text:p>
      <text:p text:style-name="P7"/>
      <text:p text:style-name="P7">xxxx++;</text:p>
      <text:p text:style-name="P7"/>
      <text:p text:style-name="P7">} <text:s text:c="2"/></text:p>
      <text:p text:style-name="P7"/>
      <text:p text:style-name="P7"/>
      <text:p text:style-name="P7">/*</text:p>
      <text:p text:style-name="P7">for(int i =0 ; i &lt; 3 ; i++)</text:p>
      <text:p text:style-name="P7"><text:s text:c="3"/>{</text:p>
      <text:p text:style-name="P7"><text:s text:c="7"/>analogWrite(9,0);</text:p>
      <text:p text:style-name="P7"><text:s text:c="7"/>analogWrite(10,255);</text:p>
      <text:p text:style-name="P7"><text:s text:c="7"/>delay(5000);</text:p>
      <text:p text:style-name="P7"><text:s text:c="7"/>analogWrite(9,255);</text:p>
      <text:p text:style-name="P7"><text:s text:c="7"/>analogWrite(10,0);</text:p>
      <text:p text:style-name="P7">\ <text:s text:c="6"/>delay(5000);</text:p>
      <text:p text:style-name="P7"><text:s text:c="3"/>} <text:s text:c="3"/></text:p>
      <text:p text:style-name="P7"/>
      <text:p text:style-name="P7"/>
      <text:p text:style-name="P7">*/</text:p>
      <text:p text:style-name="P7"><text:s text:c="2"/>delay(100);</text:p>
      <text:p text:style-name="P7">}</text:p>
      <text:p text:style-name="P7"/>
      <text:p text:style-name="P7">// function that executes whenever data is received from master</text:p>
      <text:p text:style-name="P7">// this function is registered as an event, see setup()</text:p>
      <text:p text:style-name="P7"/>
      <text:p text:style-name="P7">void receiveEvent(int howMany) {</text:p>
      <text:p text:style-name="P7"/>
      <text:p text:style-name="P7"><text:s text:c="2"/>while (1 &lt; Wire.available()) { // loop through all but the last</text:p>
      <text:p text:style-name="P7"><text:s text:c="4"/>char c = Wire.read(); // receive byte as a character</text:p>
      <text:p text:style-name="P7"><text:s text:c="4"/>Serial.print(c); <text:s text:c="8"/>// print the character</text:p>
      <text:p text:style-name="P7"><text:s text:c="2"/>}</text:p>
      <text:p text:style-name="P7"><text:s text:c="2"/>int x = Wire.read(); <text:s text:c="3"/>// receive byte as an integer</text:p>
      <text:p text:style-name="P7"><text:s text:c="2"/>arr[count++] = x;</text:p>
      <text:p text:style-name="P7"/>
      <text:p text:style-name="P7"><text:s text:c="2"/>Serial.println(arr[count-1]); <text:s text:c="8"/>// print the integer</text:p>
      <text:p text:style-name="P7"/>
      <text:p text:style-name="P7"><text:s/>xxxx++;</text:p>
      <text:p text:style-name="P7"><text:s text:c="2"/></text:p>
      <text:p text:style-name="P7">}</text:p>
      <text:p text:style-name="P7"/>
      <text:p text:style-name="P7"/>
      <text:p text:style-name="P3"><text:soft-page-break/>Modified implementaton of Djikstra:</text:p>
      <text:p text:style-name="P7"/>
      <text:p text:style-name="P7"/>
      <text:p text:style-name="P7">struct AdjListNode</text:p>
      <text:p text:style-name="P7"/>
      <text:p text:style-name="P7">{</text:p>
      <text:p text:style-name="P7"><text:s text:c="4"/>int dest;</text:p>
      <text:p text:style-name="P7"><text:s text:c="4"/>int weight;</text:p>
      <text:p text:style-name="P7"><text:s text:c="4"/>struct AdjListNode* next;</text:p>
      <text:p text:style-name="P7">};</text:p>
      <text:p text:style-name="P7"/>
      <text:p text:style-name="P7">struct AdjList</text:p>
      <text:p text:style-name="P7">{</text:p>
      <text:p text:style-name="P7"><text:s text:c="2"/>struct AdjListNode *head; <text:s/>// pointer to head node of list</text:p>
      <text:p text:style-name="P7">};</text:p>
      <text:p text:style-name="P7"/>
      <text:p text:style-name="P7"><text:s/></text:p>
      <text:p text:style-name="P7"/>
      <text:p text:style-name="P7"/>
      <text:p text:style-name="P7">struct Graph</text:p>
      <text:p text:style-name="P7">{</text:p>
      <text:p text:style-name="P7"><text:s text:c="4"/>int V;</text:p>
      <text:p text:style-name="P7"><text:s text:c="4"/>struct AdjList* array;</text:p>
      <text:p text:style-name="P7">};</text:p>
      <text:p text:style-name="P7"/>
      <text:p text:style-name="P7"/>
      <text:p text:style-name="P7">// A utility function to create a new adjacency list node</text:p>
      <text:p text:style-name="P7"/>
      <text:p text:style-name="P7">struct AdjListNode* newAdjListNode(int dest, int weight)</text:p>
      <text:p text:style-name="P7">{</text:p>
      <text:p text:style-name="P7"/>
      <text:p text:style-name="P7"><text:s text:c="4"/>struct AdjListNode* newNode = (struct AdjListNode*) malloc(sizeof(struct AdjListNode));</text:p>
      <text:p text:style-name="P7"><text:s text:c="4"/>newNode-&gt;dest = dest;</text:p>
      <text:p text:style-name="P7"><text:s text:c="4"/>newNode-&gt;weight = weight;</text:p>
      <text:p text:style-name="P7"><text:s text:c="4"/>newNode-&gt;next = NULL;</text:p>
      <text:p text:style-name="P7"><text:s text:c="4"/>return newNode;</text:p>
      <text:p text:style-name="P7"/>
      <text:p text:style-name="P7"><text:soft-page-break/>}</text:p>
      <text:p text:style-name="P7"/>
      <text:p text:style-name="P7"/>
      <text:p text:style-name="P7"/>
      <text:p text:style-name="P7">// A utility function that creates a graph of V vertices</text:p>
      <text:p text:style-name="P7"/>
      <text:p text:style-name="P7">struct Graph* createGraph(int V)</text:p>
      <text:p text:style-name="P7">{</text:p>
      <text:p text:style-name="P7"><text:s text:c="2"/>struct Graph* graph = (struct Graph*) malloc(sizeof(struct Graph));</text:p>
      <text:p text:style-name="P7"><text:s text:c="2"/>graph-&gt;V = V;</text:p>
      <text:p text:style-name="P7"/>
      <text:p text:style-name="P7"><text:s text:c="4"/>// Create an array of adjacency lists. <text:s/>Size of array will be V</text:p>
      <text:p text:style-name="P7"><text:s text:c="4"/>graph-&gt;array = (struct AdjList*) malloc(V * sizeof(struct AdjList));</text:p>
      <text:p text:style-name="P7"/>
      <text:p text:style-name="P7"><text:s text:c="3"/>// Initialize each adjacency list as empty by making head as NULL</text:p>
      <text:p text:style-name="P7"><text:s text:c="4"/>for (int i = 0; i &lt; V; ++i)</text:p>
      <text:p text:style-name="P7"><text:s text:c="8"/>graph-&gt;array[i].head = NULL;</text:p>
      <text:p text:style-name="P7"/>
      <text:p text:style-name="P7"><text:s text:c="5"/>return graph;</text:p>
      <text:p text:style-name="P7">}</text:p>
      <text:p text:style-name="P7"/>
      <text:p text:style-name="P7"><text:s/></text:p>
      <text:p text:style-name="P7"/>
      <text:p text:style-name="P7">// Adds an edge to an undirected graph</text:p>
      <text:p text:style-name="P7"/>
      <text:p text:style-name="P7">void addEdge(struct Graph* graph, int src, int dest, int weight)</text:p>
      <text:p text:style-name="P7">{</text:p>
      <text:p text:style-name="P7"><text:s text:c="4"/>// Add an edge from src to dest. <text:s/>A new node is added to the adjacency</text:p>
      <text:p text:style-name="P7"/>
      <text:p text:style-name="P7"><text:s text:c="4"/>// list of src. <text:s/>The node is added at the begining</text:p>
      <text:p text:style-name="P7"/>
      <text:p text:style-name="P7"><text:s text:c="4"/>struct AdjListNode* newNode = newAdjListNode(dest, weight);</text:p>
      <text:p text:style-name="P7"><text:s text:c="4"/>newNode-&gt;next = graph-&gt;array[src].head;</text:p>
      <text:p text:style-name="P7"><text:s text:c="4"/>graph-&gt;array[src].head = newNode;</text:p>
      <text:p text:style-name="P7"/>
      <text:p text:style-name="P7"><text:s/></text:p>
      <text:p text:style-name="P7"><text:s text:c="4"/>// Since graph is undirected, add an edge from dest to src also</text:p>
      <text:p text:style-name="P7"/>
      <text:p text:style-name="P7"><text:s text:c="3"/>/* newNode = newAdjListNode(src, weight);</text:p>
      <text:p text:style-name="P7"><text:s text:c="4"/>newNode-&gt;next = graph-&gt;array[dest].head;</text:p>
      <text:p text:style-name="P7"><text:s text:c="4"/>graph-&gt;array[dest].head = newNode;*/</text:p>
      <text:p text:style-name="P7">}</text:p>
      <text:p text:style-name="P7"><text:soft-page-break/><text:s/></text:p>
      <text:p text:style-name="P7"><text:s/></text:p>
      <text:p text:style-name="P7"><text:s/>// Structure to represent a min heap node</text:p>
      <text:p text:style-name="P7"/>
      <text:p text:style-name="P7">struct MinHeapNode</text:p>
      <text:p text:style-name="P7"/>
      <text:p text:style-name="P7">{</text:p>
      <text:p text:style-name="P7"/>
      <text:p text:style-name="P7"><text:s text:c="4"/>int <text:s/>v;</text:p>
      <text:p text:style-name="P7"/>
      <text:p text:style-name="P7"><text:s text:c="4"/>int dist;</text:p>
      <text:p text:style-name="P7"/>
      <text:p text:style-name="P7">};</text:p>
      <text:p text:style-name="P7"/>
      <text:p text:style-name="P7"><text:s/></text:p>
      <text:p text:style-name="P7"/>
      <text:p text:style-name="P7">// Structure to represent a min heap</text:p>
      <text:p text:style-name="P7"/>
      <text:p text:style-name="P7">struct MinHeap</text:p>
      <text:p text:style-name="P7"/>
      <text:p text:style-name="P7">{</text:p>
      <text:p text:style-name="P7"/>
      <text:p text:style-name="P7"><text:s text:c="4"/>int size; <text:s text:c="5"/>// Number of heap nodes present currently</text:p>
      <text:p text:style-name="P7"/>
      <text:p text:style-name="P7"><text:s text:c="4"/>int capacity; <text:s/>// Capacity of min heap</text:p>
      <text:p text:style-name="P7"/>
      <text:p text:style-name="P7"><text:s text:c="4"/>int *pos; <text:s text:c="4"/>// This is needed for decreaseKey()</text:p>
      <text:p text:style-name="P7"/>
      <text:p text:style-name="P7"><text:s text:c="4"/>struct MinHeapNode **array;</text:p>
      <text:p text:style-name="P7"/>
      <text:p text:style-name="P7">};</text:p>
      <text:p text:style-name="P7"/>
      <text:p text:style-name="P7"><text:s/></text:p>
      <text:p text:style-name="P7"/>
      <text:p text:style-name="P7">// A utility function to create a new Min Heap Node</text:p>
      <text:p text:style-name="P7"/>
      <text:p text:style-name="P7">struct MinHeapNode* newMinHeapNode(int v, int dist)</text:p>
      <text:p text:style-name="P7"/>
      <text:p text:style-name="P7">{</text:p>
      <text:p text:style-name="P7"/>
      <text:p text:style-name="P7"><text:s text:c="4"/>struct MinHeapNode* minHeapNode =</text:p>
      <text:p text:style-name="P7"/>
      <text:p text:style-name="P7"><text:soft-page-break/><text:s text:c="11"/>(struct MinHeapNode*) malloc(sizeof(struct MinHeapNode));</text:p>
      <text:p text:style-name="P7"/>
      <text:p text:style-name="P7"><text:s text:c="4"/>minHeapNode-&gt;v = v;</text:p>
      <text:p text:style-name="P7"/>
      <text:p text:style-name="P7"><text:s text:c="4"/>minHeapNode-&gt;dist = dist;</text:p>
      <text:p text:style-name="P7"/>
      <text:p text:style-name="P7"><text:s text:c="4"/>return minHeapNode;</text:p>
      <text:p text:style-name="P7"/>
      <text:p text:style-name="P7">}</text:p>
      <text:p text:style-name="P7"/>
      <text:p text:style-name="P7"/>
      <text:p text:style-name="P7">// A utility function to create a Min Heap</text:p>
      <text:p text:style-name="P7"/>
      <text:p text:style-name="P7">struct MinHeap* createMinHeap(int capacity)</text:p>
      <text:p text:style-name="P7"/>
      <text:p text:style-name="P7">{</text:p>
      <text:p text:style-name="P7"/>
      <text:p text:style-name="P7"><text:s text:c="4"/>struct MinHeap* minHeap =</text:p>
      <text:p text:style-name="P7"/>
      <text:p text:style-name="P7"><text:s text:c="9"/>(struct MinHeap*) malloc(sizeof(struct MinHeap));</text:p>
      <text:p text:style-name="P7"/>
      <text:p text:style-name="P7"><text:s text:c="4"/>minHeap-&gt;pos = (int *)malloc(capacity * sizeof(int));</text:p>
      <text:p text:style-name="P7"/>
      <text:p text:style-name="P7"><text:s text:c="4"/>minHeap-&gt;size = 0;</text:p>
      <text:p text:style-name="P7"/>
      <text:p text:style-name="P7"><text:s text:c="4"/>minHeap-&gt;capacity = capacity;</text:p>
      <text:p text:style-name="P7"/>
      <text:p text:style-name="P7"><text:s text:c="4"/>minHeap-&gt;array =</text:p>
      <text:p text:style-name="P7"/>
      <text:p text:style-name="P7"><text:s text:c="9"/>(struct MinHeapNode**) malloc(capacity * sizeof(struct MinHeapNode*));</text:p>
      <text:p text:style-name="P7"/>
      <text:p text:style-name="P7"><text:s text:c="4"/>return minHeap;</text:p>
      <text:p text:style-name="P7"/>
      <text:p text:style-name="P7">}</text:p>
      <text:p text:style-name="P7"/>
      <text:p text:style-name="P7"><text:s/></text:p>
      <text:p text:style-name="P7"/>
      <text:p text:style-name="P7">// A utility function to swap two nodes of min heap. Needed for min heapify</text:p>
      <text:p text:style-name="P7"/>
      <text:p text:style-name="P7">void swapMinHeapNode(struct MinHeapNode** a, struct MinHeapNode** b)</text:p>
      <text:p text:style-name="P7"/>
      <text:p text:style-name="P7">{</text:p>
      <text:p text:style-name="P7"><text:soft-page-break/></text:p>
      <text:p text:style-name="P7"><text:s text:c="4"/>struct MinHeapNode* t = *a;</text:p>
      <text:p text:style-name="P7"/>
      <text:p text:style-name="P7"><text:s text:c="4"/>*a = *b;</text:p>
      <text:p text:style-name="P7"/>
      <text:p text:style-name="P7"><text:s text:c="4"/>*b = t;</text:p>
      <text:p text:style-name="P7"/>
      <text:p text:style-name="P7">}</text:p>
      <text:p text:style-name="P7"/>
      <text:p text:style-name="P7"><text:s/></text:p>
      <text:p text:style-name="P7"/>
      <text:p text:style-name="P7">// A standard function to heapify at given idx</text:p>
      <text:p text:style-name="P7"/>
      <text:p text:style-name="P7">// This function also updates position of nodes when they are swapped.</text:p>
      <text:p text:style-name="P7"/>
      <text:p text:style-name="P7">// Position is needed for decreaseKey()</text:p>
      <text:p text:style-name="P7"/>
      <text:p text:style-name="P7">void minHeapify(struct MinHeap* minHeap, int idx)</text:p>
      <text:p text:style-name="P7"/>
      <text:p text:style-name="P7">{</text:p>
      <text:p text:style-name="P7"/>
      <text:p text:style-name="P7"><text:s text:c="4"/>int smallest, left, right;</text:p>
      <text:p text:style-name="P7"/>
      <text:p text:style-name="P7"><text:s text:c="4"/>smallest = idx;</text:p>
      <text:p text:style-name="P7"/>
      <text:p text:style-name="P7"><text:s text:c="4"/>left = 2 * idx + 1;</text:p>
      <text:p text:style-name="P7"/>
      <text:p text:style-name="P7"><text:s text:c="4"/>right = 2 * idx + 2;</text:p>
      <text:p text:style-name="P7"/>
      <text:p text:style-name="P7"><text:s/></text:p>
      <text:p text:style-name="P7"/>
      <text:p text:style-name="P7"><text:s text:c="4"/>if (left &lt; minHeap-&gt;size &amp;&amp;</text:p>
      <text:p text:style-name="P7"/>
      <text:p text:style-name="P7"><text:s text:c="8"/>minHeap-&gt;array[left]-&gt;dist &lt; minHeap-&gt;array[smallest]-&gt;dist )</text:p>
      <text:p text:style-name="P7"/>
      <text:p text:style-name="P7"><text:s text:c="6"/>smallest = left;</text:p>
      <text:p text:style-name="P7"/>
      <text:p text:style-name="P7"><text:s/></text:p>
      <text:p text:style-name="P7"/>
      <text:p text:style-name="P7"><text:s text:c="4"/>if (right &lt; minHeap-&gt;size &amp;&amp;</text:p>
      <text:p text:style-name="P7"/>
      <text:p text:style-name="P7"><text:s text:c="8"/>minHeap-&gt;array[right]-&gt;dist &lt; minHeap-&gt;array[smallest]-&gt;dist )</text:p>
      <text:p text:style-name="P7"><text:soft-page-break/></text:p>
      <text:p text:style-name="P7"><text:s text:c="6"/>smallest = right;</text:p>
      <text:p text:style-name="P7"/>
      <text:p text:style-name="P7"><text:s/></text:p>
      <text:p text:style-name="P7"/>
      <text:p text:style-name="P7"><text:s text:c="4"/>if (smallest != idx)</text:p>
      <text:p text:style-name="P7"/>
      <text:p text:style-name="P7"><text:s text:c="4"/>{</text:p>
      <text:p text:style-name="P7"/>
      <text:p text:style-name="P7"><text:s text:c="8"/>// The nodes to be swapped in min heap</text:p>
      <text:p text:style-name="P7"/>
      <text:p text:style-name="P7"><text:s text:c="8"/>MinHeapNode *smallestNode = minHeap-&gt;array[smallest];</text:p>
      <text:p text:style-name="P7"/>
      <text:p text:style-name="P7"><text:s text:c="8"/>MinHeapNode *idxNode = minHeap-&gt;array[idx];</text:p>
      <text:p text:style-name="P7"/>
      <text:p text:style-name="P7"><text:s/></text:p>
      <text:p text:style-name="P7"/>
      <text:p text:style-name="P7"><text:s text:c="8"/>// Swap positions</text:p>
      <text:p text:style-name="P7"/>
      <text:p text:style-name="P7"><text:s text:c="8"/>minHeap-&gt;pos[smallestNode-&gt;v] = idx;</text:p>
      <text:p text:style-name="P7"/>
      <text:p text:style-name="P7"><text:s text:c="8"/>minHeap-&gt;pos[idxNode-&gt;v] = smallest;</text:p>
      <text:p text:style-name="P7"/>
      <text:p text:style-name="P7"><text:s/></text:p>
      <text:p text:style-name="P7"/>
      <text:p text:style-name="P7"><text:s text:c="8"/>// Swap nodes</text:p>
      <text:p text:style-name="P7"/>
      <text:p text:style-name="P7"><text:s text:c="8"/>swapMinHeapNode(&amp;minHeap-&gt;array[smallest], &amp;minHeap-&gt;array[idx]);</text:p>
      <text:p text:style-name="P7"/>
      <text:p text:style-name="P7"><text:s/></text:p>
      <text:p text:style-name="P7"/>
      <text:p text:style-name="P7"><text:s text:c="8"/>minHeapify(minHeap, smallest);</text:p>
      <text:p text:style-name="P7"/>
      <text:p text:style-name="P7"><text:s text:c="4"/>}</text:p>
      <text:p text:style-name="P7"/>
      <text:p text:style-name="P7">}</text:p>
      <text:p text:style-name="P7"/>
      <text:p text:style-name="P7"><text:s/></text:p>
      <text:p text:style-name="P7"/>
      <text:p text:style-name="P7">// A utility function to check if the given minHeap is ampty or not</text:p>
      <text:p text:style-name="P7"/>
      <text:p text:style-name="P7">int isEmpty(struct MinHeap* minHeap)</text:p>
      <text:p text:style-name="P7"><text:soft-page-break/></text:p>
      <text:p text:style-name="P7">{</text:p>
      <text:p text:style-name="P7"/>
      <text:p text:style-name="P7"><text:s text:c="4"/>return minHeap-&gt;size == 0;</text:p>
      <text:p text:style-name="P7"/>
      <text:p text:style-name="P7">}</text:p>
      <text:p text:style-name="P7"/>
      <text:p text:style-name="P7"><text:s/></text:p>
      <text:p text:style-name="P7"/>
      <text:p text:style-name="P7">// Standard function to extract minimum node from heap</text:p>
      <text:p text:style-name="P7"/>
      <text:p text:style-name="P7">struct MinHeapNode* extractMin(struct MinHeap* minHeap)</text:p>
      <text:p text:style-name="P7"/>
      <text:p text:style-name="P7">{</text:p>
      <text:p text:style-name="P7"/>
      <text:p text:style-name="P7"><text:s text:c="4"/>if (isEmpty(minHeap))</text:p>
      <text:p text:style-name="P7"/>
      <text:p text:style-name="P7"><text:s text:c="8"/>return NULL;</text:p>
      <text:p text:style-name="P7"/>
      <text:p text:style-name="P7"><text:s/></text:p>
      <text:p text:style-name="P7"/>
      <text:p text:style-name="P7"><text:s text:c="4"/>// Store the root node</text:p>
      <text:p text:style-name="P7"/>
      <text:p text:style-name="P7"><text:s text:c="4"/>struct MinHeapNode* root = minHeap-&gt;array[0];</text:p>
      <text:p text:style-name="P7"/>
      <text:p text:style-name="P7"><text:s/></text:p>
      <text:p text:style-name="P7"/>
      <text:p text:style-name="P7"><text:s text:c="4"/>// Replace root node with last node</text:p>
      <text:p text:style-name="P7"/>
      <text:p text:style-name="P7"><text:s text:c="4"/>struct MinHeapNode* lastNode = minHeap-&gt;array[minHeap-&gt;size - 1];</text:p>
      <text:p text:style-name="P7"/>
      <text:p text:style-name="P7"><text:s text:c="4"/>minHeap-&gt;array[0] = lastNode;</text:p>
      <text:p text:style-name="P7"/>
      <text:p text:style-name="P7"><text:s/></text:p>
      <text:p text:style-name="P7"/>
      <text:p text:style-name="P7"><text:s text:c="4"/>// Update position of last node</text:p>
      <text:p text:style-name="P7"/>
      <text:p text:style-name="P7"><text:s text:c="4"/>minHeap-&gt;pos[root-&gt;v] = minHeap-&gt;size-1;</text:p>
      <text:p text:style-name="P7"/>
      <text:p text:style-name="P7"><text:s text:c="4"/>minHeap-&gt;pos[lastNode-&gt;v] = 0;</text:p>
      <text:p text:style-name="P7"/>
      <text:p text:style-name="P7"><text:s/></text:p>
      <text:p text:style-name="P7"><text:soft-page-break/></text:p>
      <text:p text:style-name="P7"><text:s text:c="4"/>// Reduce heap size and heapify root</text:p>
      <text:p text:style-name="P7"/>
      <text:p text:style-name="P7"><text:s text:c="4"/>--minHeap-&gt;size;</text:p>
      <text:p text:style-name="P7"/>
      <text:p text:style-name="P7"><text:s text:c="4"/>minHeapify(minHeap, 0);</text:p>
      <text:p text:style-name="P7"/>
      <text:p text:style-name="P7"><text:s/></text:p>
      <text:p text:style-name="P7"/>
      <text:p text:style-name="P7"><text:s text:c="4"/>return root;</text:p>
      <text:p text:style-name="P7"/>
      <text:p text:style-name="P7">}</text:p>
      <text:p text:style-name="P7"/>
      <text:p text:style-name="P7"><text:s/></text:p>
      <text:p text:style-name="P7"/>
      <text:p text:style-name="P7">// Function to decreasy dist value of a given vertex v. This function</text:p>
      <text:p text:style-name="P7"/>
      <text:p text:style-name="P7">// uses pos[] of min heap to get the current index of node in min heap</text:p>
      <text:p text:style-name="P7"/>
      <text:p text:style-name="P7">void decreaseKey(struct MinHeap* minHeap, int v, int dist)</text:p>
      <text:p text:style-name="P7"/>
      <text:p text:style-name="P7">{</text:p>
      <text:p text:style-name="P7"/>
      <text:p text:style-name="P7"><text:s text:c="4"/>// Get the index of v in <text:s/>heap array</text:p>
      <text:p text:style-name="P7"/>
      <text:p text:style-name="P7"><text:s text:c="4"/>int i = minHeap-&gt;pos[v];</text:p>
      <text:p text:style-name="P7"/>
      <text:p text:style-name="P7"><text:s/></text:p>
      <text:p text:style-name="P7"/>
      <text:p text:style-name="P7"><text:s text:c="4"/>// Get the node and update its dist value</text:p>
      <text:p text:style-name="P7"/>
      <text:p text:style-name="P7"><text:s text:c="4"/>minHeap-&gt;array[i]-&gt;dist = dist;</text:p>
      <text:p text:style-name="P7"/>
      <text:p text:style-name="P7"><text:s/></text:p>
      <text:p text:style-name="P7"/>
      <text:p text:style-name="P7"><text:s text:c="4"/>// Travel up while the complete tree is not hepified.</text:p>
      <text:p text:style-name="P7"/>
      <text:p text:style-name="P7"><text:s text:c="4"/>// This is a O(Logn) loop</text:p>
      <text:p text:style-name="P7"/>
      <text:p text:style-name="P7"><text:s text:c="4"/>while (i &amp;&amp; minHeap-&gt;array[i]-&gt;dist &lt; minHeap-&gt;array[(i - 1) / 2]-&gt;dist)</text:p>
      <text:p text:style-name="P7"/>
      <text:p text:style-name="P7"><text:s text:c="4"/>{</text:p>
      <text:p text:style-name="P7"><text:soft-page-break/></text:p>
      <text:p text:style-name="P7"><text:s text:c="8"/>// Swap this node with its parent</text:p>
      <text:p text:style-name="P7"/>
      <text:p text:style-name="P7"><text:s text:c="8"/>minHeap-&gt;pos[minHeap-&gt;array[i]-&gt;v] = (i-1)/2;</text:p>
      <text:p text:style-name="P7"/>
      <text:p text:style-name="P7"><text:s text:c="8"/>minHeap-&gt;pos[minHeap-&gt;array[(i-1)/2]-&gt;v] = i;</text:p>
      <text:p text:style-name="P7"/>
      <text:p text:style-name="P7"><text:s text:c="8"/>swapMinHeapNode(&amp;minHeap-&gt;array[i], <text:s/>&amp;minHeap-&gt;array[(i - 1) / 2]);</text:p>
      <text:p text:style-name="P7"/>
      <text:p text:style-name="P7"><text:s/></text:p>
      <text:p text:style-name="P7"/>
      <text:p text:style-name="P7"><text:s text:c="8"/>// move to parent index</text:p>
      <text:p text:style-name="P7"/>
      <text:p text:style-name="P7"><text:s text:c="8"/>i = (i - 1) / 2;</text:p>
      <text:p text:style-name="P7"/>
      <text:p text:style-name="P7"><text:s text:c="4"/>}</text:p>
      <text:p text:style-name="P7"/>
      <text:p text:style-name="P7">}</text:p>
      <text:p text:style-name="P7"/>
      <text:p text:style-name="P7"><text:s/></text:p>
      <text:p text:style-name="P7"/>
      <text:p text:style-name="P7">// A utility function to check if a given vertex</text:p>
      <text:p text:style-name="P7"/>
      <text:p text:style-name="P7">// 'v' is in min heap or not</text:p>
      <text:p text:style-name="P7"/>
      <text:p text:style-name="P7">bool isInMinHeap(struct MinHeap *minHeap, int v)</text:p>
      <text:p text:style-name="P7"/>
      <text:p text:style-name="P7">{</text:p>
      <text:p text:style-name="P7"/>
      <text:p text:style-name="P7"><text:s text:c="3"/>if (minHeap-&gt;pos[v] &lt; minHeap-&gt;size)</text:p>
      <text:p text:style-name="P7"/>
      <text:p text:style-name="P7"><text:s text:c="5"/>return true;</text:p>
      <text:p text:style-name="P7"/>
      <text:p text:style-name="P7"><text:s text:c="3"/>return false;</text:p>
      <text:p text:style-name="P7"/>
      <text:p text:style-name="P7">}</text:p>
      <text:p text:style-name="P7"/>
      <text:p text:style-name="P7"><text:s/></text:p>
      <text:p text:style-name="P7"/>
      <text:p text:style-name="P7">// A utility function used to print the solution</text:p>
      <text:p text:style-name="P7"/>
      <text:p text:style-name="P7">void printArr(int dist[], int n,int d,int path[100],int s)</text:p>
      <text:p text:style-name="P7"><text:soft-page-break/></text:p>
      <text:p text:style-name="P7">{ </text:p>
      <text:p text:style-name="P7"/>
      <text:p text:style-name="P7">lcd.setCursor(0,0);</text:p>
      <text:p text:style-name="P7">lcd.print("EXTINGUISHER 8");</text:p>
      <text:p text:style-name="P7"/>
      <text:p text:style-name="P7"><text:s text:c="2"/>int k,j=0,tmp,f=0,c=0,temp[100];</text:p>
      <text:p text:style-name="P7"/>
      <text:p text:style-name="P7"><text:s text:c="5"/>k=d;</text:p>
      <text:p text:style-name="P7"/>
      <text:p text:style-name="P7"/>
      <text:p text:style-name="P7"><text:s/>//for(int i = 0 ; i&lt;=10 ; i++)</text:p>
      <text:p text:style-name="P7"><text:s text:c="3"/>// Serial.println(path[i]);</text:p>
      <text:p text:style-name="P7"/>
      <text:p text:style-name="P7"><text:s text:c="4"/>for (int i = 0; i &lt; n; ++i)</text:p>
      <text:p text:style-name="P7"/>
      <text:p text:style-name="P7"><text:s text:c="4"/>if(i==d)</text:p>
      <text:p text:style-name="P7"/>
      <text:p text:style-name="P7"><text:s text:c="7"/>// Serial.print(dist[i]);</text:p>
      <text:p text:style-name="P7"/>
      <text:p text:style-name="P7"><text:s text:c="8"/></text:p>
      <text:p text:style-name="P7">lcd.setCursor(0, 1);</text:p>
      <text:p text:style-name="P7"><text:s text:c="8"/></text:p>
      <text:p text:style-name="P7"/>
      <text:p text:style-name="P7"><text:s text:c="9"/>while(k!=s)</text:p>
      <text:p text:style-name="P7"/>
      <text:p text:style-name="P7"><text:s text:c="16"/>{</text:p>
      <text:p text:style-name="P7"/>
      <text:p text:style-name="P7"><text:s text:c="17"/>tmp=path[k];</text:p>
      <text:p text:style-name="P7"/>
      <text:p text:style-name="P7"><text:s text:c="17"/>temp[j]=tmp;</text:p>
      <text:p text:style-name="P7"/>
      <text:p text:style-name="P7"><text:s text:c="17"/>k=tmp;</text:p>
      <text:p text:style-name="P7"/>
      <text:p text:style-name="P7"><text:s text:c="17"/>j++;</text:p>
      <text:p text:style-name="P7"/>
      <text:p text:style-name="P7"><text:s text:c="17"/>c++;</text:p>
      <text:p text:style-name="P7"/>
      <text:p text:style-name="P7"><text:s text:c="17"/>}</text:p>
      <text:p text:style-name="P7"/>
      <text:p text:style-name="P7">lcd.setCursor(0, 1);</text:p>
      <text:p text:style-name="P7"><text:s text:c="18"/></text:p>
      <text:p text:style-name="P7"><text:soft-page-break/></text:p>
      <text:p text:style-name="P7"><text:s text:c="17"/>for(j=c-1;j&gt;=0;j--)</text:p>
      <text:p text:style-name="P7"/>
      <text:p text:style-name="P7"><text:s text:c="17"/>{</text:p>
      <text:p text:style-name="P7"/>
      <text:p text:style-name="P7"><text:s text:c="19"/>Wire.beginTransmission(8); // transmit to device #8</text:p>
      <text:p text:style-name="P7"><text:s text:c="19"/>Wire.write("x is "); <text:s text:c="7"/>// sends five bytes</text:p>
      <text:p text:style-name="P7"><text:s text:c="19"/>Wire.write(temp[j]); <text:s text:c="13"/>// sends one byte</text:p>
      <text:p text:style-name="P7"><text:s text:c="19"/>Wire.endTransmission(); <text:s/></text:p>
      <text:p text:style-name="P7"><text:s text:c="19"/>lcd.print(temp[j]);</text:p>
      <text:p text:style-name="P7"><text:s text:c="19"/>lcd.print(" "); <text:s text:c="18"/></text:p>
      <text:p text:style-name="P7"/>
      <text:p text:style-name="P7"><text:s text:c="17"/>if(temp[j]==d)</text:p>
      <text:p text:style-name="P7"><text:s text:c="17"/>f=1;</text:p>
      <text:p text:style-name="P7"><text:s text:c="17"/>}</text:p>
      <text:p text:style-name="P7"/>
      <text:p text:style-name="P7"><text:s text:c="17"/>if(f!=1){</text:p>
      <text:p text:style-name="P7"><text:s text:c="3"/>// <text:s text:c="19"/>Serial.println(d);</text:p>
      <text:p text:style-name="P7"><text:s text:c="24"/>Wire.beginTransmission(8); // transmit to device #8</text:p>
      <text:p text:style-name="P7"><text:s text:c="24"/>Wire.write("x is "); <text:s text:c="7"/>// sends five bytes</text:p>
      <text:p text:style-name="P7"><text:s text:c="24"/>Wire.write(d); <text:s text:c="13"/>// sends one byte</text:p>
      <text:p text:style-name="P7"><text:s text:c="24"/>Wire.endTransmission(); <text:s/></text:p>
      <text:p text:style-name="P7"><text:s text:c="26"/>lcd.print(d);</text:p>
      <text:p text:style-name="P7"><text:s text:c="26"/>lcd.print(" "); <text:s text:c="18"/></text:p>
      <text:p text:style-name="P7"/>
      <text:p text:style-name="P7"><text:s text:c="15"/>}</text:p>
      <text:p text:style-name="P7"/>
      <text:p text:style-name="P7"/>
      <text:p text:style-name="P7"><text:s text:c="14"/>Serial.println(c); </text:p>
      <text:p text:style-name="P7"><text:s text:c="24"/>Wire.beginTransmission(8); // transmit to device #8</text:p>
      <text:p text:style-name="P7"><text:s text:c="24"/>Wire.write("Total nodes are "); <text:s text:c="7"/>// sends five bytes</text:p>
      <text:p text:style-name="P7"><text:s text:c="24"/>Wire.write(c); <text:s text:c="13"/>// sends one byte</text:p>
      <text:p text:style-name="P7"><text:s text:c="24"/>Wire.endTransmission(); <text:s/></text:p>
      <text:p text:style-name="P7"><text:s text:c="50"/></text:p>
      <text:p text:style-name="P7"/>
      <text:p text:style-name="P7">}</text:p>
      <text:p text:style-name="P7"/>
      <text:p text:style-name="P7"><text:s/></text:p>
      <text:p text:style-name="P7"/>
      <text:p text:style-name="P7">// The main function that calulates distances of shortest paths from src to all</text:p>
      <text:p text:style-name="P7"/>
      <text:p text:style-name="P7">// vertices. It is a O(ELogV) function</text:p>
      <text:p text:style-name="P7"><text:soft-page-break/></text:p>
      <text:p text:style-name="P7">void dijkstra(struct Graph* graph, int src,int d)</text:p>
      <text:p text:style-name="P7"/>
      <text:p text:style-name="P7">{</text:p>
      <text:p text:style-name="P7"/>
      <text:p text:style-name="P7"><text:s text:c="4"/>int V = graph-&gt;V;// Get the number of vertices in graph</text:p>
      <text:p text:style-name="P7"/>
      <text:p text:style-name="P7"><text:s text:c="4"/>int dist[V]; <text:s text:c="5"/>// dist values used to pick minimum weight edge in cut</text:p>
      <text:p text:style-name="P7"/>
      <text:p text:style-name="P7"><text:s text:c="4"/>int path[100];</text:p>
      <text:p text:style-name="P7"/>
      <text:p text:style-name="P7"><text:s text:c="4"/>int z;</text:p>
      <text:p text:style-name="P7"><text:s text:c="5"/>int <text:s/>sum = 0;</text:p>
      <text:p text:style-name="P7"><text:s text:c="4"/>// minHeap represents set E</text:p>
      <text:p text:style-name="P7"/>
      <text:p text:style-name="P7"><text:s text:c="4"/>struct MinHeap* minHeap = createMinHeap(V);</text:p>
      <text:p text:style-name="P7"/>
      <text:p text:style-name="P7"><text:s/></text:p>
      <text:p text:style-name="P7"/>
      <text:p text:style-name="P7"><text:s text:c="4"/>// Initialize min heap with all vertices. dist value of all vertices </text:p>
      <text:p text:style-name="P7"/>
      <text:p text:style-name="P7"><text:s text:c="4"/>for (int v = 0; v &lt; V; ++v)</text:p>
      <text:p text:style-name="P7"/>
      <text:p text:style-name="P7"><text:s text:c="4"/>{</text:p>
      <text:p text:style-name="P7"/>
      <text:p text:style-name="P7"><text:s text:c="8"/>dist[v] = INT_MAX;</text:p>
      <text:p text:style-name="P7"/>
      <text:p text:style-name="P7"><text:s text:c="8"/>minHeap-&gt;array[v] = newMinHeapNode(v, dist[v]);</text:p>
      <text:p text:style-name="P7"/>
      <text:p text:style-name="P7"><text:s text:c="8"/>minHeap-&gt;pos[v] = v;</text:p>
      <text:p text:style-name="P7"/>
      <text:p text:style-name="P7"><text:s text:c="4"/>}</text:p>
      <text:p text:style-name="P7"/>
      <text:p text:style-name="P7"><text:s/></text:p>
      <text:p text:style-name="P7"/>
      <text:p text:style-name="P7"><text:s text:c="4"/>// Make dist value of src vertex as 0 so that it is extracted first</text:p>
      <text:p text:style-name="P7"/>
      <text:p text:style-name="P7"><text:s text:c="4"/>minHeap-&gt;array[src] = newMinHeapNode(src, dist[src]);</text:p>
      <text:p text:style-name="P7"/>
      <text:p text:style-name="P7"><text:s text:c="4"/>minHeap-&gt;pos[src] <text:s text:c="2"/>= src;</text:p>
      <text:p text:style-name="P7"/>
      <text:p text:style-name="P7"><text:s text:c="4"/>dist[src] = 0;</text:p>
      <text:p text:style-name="P7"><text:soft-page-break/></text:p>
      <text:p text:style-name="P7"><text:s text:c="4"/>decreaseKey(minHeap, src, dist[src]);</text:p>
      <text:p text:style-name="P7"/>
      <text:p text:style-name="P7"><text:s/></text:p>
      <text:p text:style-name="P7"/>
      <text:p text:style-name="P7"><text:s text:c="4"/>// Initially size of min heap is equal to V</text:p>
      <text:p text:style-name="P7"/>
      <text:p text:style-name="P7"><text:s text:c="4"/>minHeap-&gt;size = V;</text:p>
      <text:p text:style-name="P7"/>
      <text:p text:style-name="P7"><text:s/></text:p>
      <text:p text:style-name="P7"/>
      <text:p text:style-name="P7"><text:s text:c="4"/>// In the followin loop, min heap contains all nodes</text:p>
      <text:p text:style-name="P7"/>
      <text:p text:style-name="P7"><text:s text:c="4"/>// whose shortest distance is not yet finalized.</text:p>
      <text:p text:style-name="P7"/>
      <text:p text:style-name="P7"><text:s text:c="4"/>while (!isEmpty(minHeap))</text:p>
      <text:p text:style-name="P7"/>
      <text:p text:style-name="P7"><text:s text:c="4"/>{</text:p>
      <text:p text:style-name="P7"/>
      <text:p text:style-name="P7"><text:s text:c="8"/>// Extract the vertex with minimum distance value</text:p>
      <text:p text:style-name="P7"/>
      <text:p text:style-name="P7"><text:s text:c="8"/>struct MinHeapNode* minHeapNode = extractMin(minHeap);</text:p>
      <text:p text:style-name="P7"/>
      <text:p text:style-name="P7"><text:s text:c="8"/>int u = minHeapNode-&gt;v; // Store the extracted vertex number</text:p>
      <text:p text:style-name="P7"/>
      <text:p text:style-name="P7"><text:s/></text:p>
      <text:p text:style-name="P7"/>
      <text:p text:style-name="P7"><text:s text:c="8"/>// Traverse through all adjacent vertices of u (the extracted</text:p>
      <text:p text:style-name="P7"/>
      <text:p text:style-name="P7"><text:s text:c="8"/>// vertex) and update their distance values</text:p>
      <text:p text:style-name="P7"/>
      <text:p text:style-name="P7"><text:s text:c="8"/>struct AdjListNode* pCrawl = graph-&gt;array[u].head;</text:p>
      <text:p text:style-name="P7"/>
      <text:p text:style-name="P7"><text:s text:c="8"/>while (pCrawl != NULL)</text:p>
      <text:p text:style-name="P7"/>
      <text:p text:style-name="P7"><text:s text:c="8"/>{</text:p>
      <text:p text:style-name="P7"/>
      <text:p text:style-name="P7"><text:s text:c="12"/>int v = pCrawl-&gt;dest;</text:p>
      <text:p text:style-name="P7"/>
      <text:p text:style-name="P7"><text:s/></text:p>
      <text:p text:style-name="P7"/>
      <text:p text:style-name="P7"><text:s text:c="12"/>// If shortest distance to v is not finalized yet, and distance to v</text:p>
      <text:p text:style-name="P7"><text:soft-page-break/></text:p>
      <text:p text:style-name="P7"><text:s text:c="12"/>// through u is less than its previously calculated distance</text:p>
      <text:p text:style-name="P7"/>
      <text:p text:style-name="P7"><text:s text:c="12"/>if (isInMinHeap(minHeap, v) &amp;&amp; dist[u] != INT_MAX &amp;&amp; </text:p>
      <text:p text:style-name="P7"/>
      <text:p text:style-name="P7"><text:s text:c="42"/>pCrawl-&gt;weight + dist[u] &lt; dist[v])</text:p>
      <text:p text:style-name="P7"/>
      <text:p text:style-name="P7"><text:s text:c="12"/>{</text:p>
      <text:p text:style-name="P7"/>
      <text:p text:style-name="P7"><text:s text:c="16"/>dist[v] = dist[u] + pCrawl-&gt;weight;</text:p>
      <text:p text:style-name="P7"><text:s text:c="16"/></text:p>
      <text:p text:style-name="P7"><text:s text:c="16"/></text:p>
      <text:p text:style-name="P7"><text:s/></text:p>
      <text:p text:style-name="P7"><text:s text:c="16"/>path[v]=u;</text:p>
      <text:p text:style-name="P7"><text:s text:c="16"/></text:p>
      <text:p text:style-name="P7"><text:s text:c="16"/>z=v;</text:p>
      <text:p text:style-name="P7"/>
      <text:p text:style-name="P7"><text:s text:c="16"/>// update distance value in min heap also</text:p>
      <text:p text:style-name="P7"/>
      <text:p text:style-name="P7"><text:s text:c="16"/>decreaseKey(minHeap, v, dist[v]);</text:p>
      <text:p text:style-name="P7"><text:s text:c="13"/></text:p>
      <text:p text:style-name="P7"><text:s text:c="12"/>}</text:p>
      <text:p text:style-name="P7"/>
      <text:p text:style-name="P7"><text:s text:c="12"/>pCrawl = pCrawl-&gt;next;</text:p>
      <text:p text:style-name="P7"/>
      <text:p text:style-name="P7"><text:s text:c="8"/>}</text:p>
      <text:p text:style-name="P7"/>
      <text:p text:style-name="P7"><text:s text:c="4"/>}</text:p>
      <text:p text:style-name="P7"/>
      <text:p text:style-name="P7"><text:s text:c="5"/></text:p>
      <text:p text:style-name="P7"><text:s text:c="5"/>Serial.print("Shortest distance is");</text:p>
      <text:p text:style-name="P7"><text:s text:c="5"/>Serial.print(dist[d]);</text:p>
      <text:p text:style-name="P7"><text:s/></text:p>
      <text:p text:style-name="P7"><text:s text:c="4"/>// print the calculated shortest distances</text:p>
      <text:p text:style-name="P7"/>
      <text:p text:style-name="P7"><text:s text:c="2"/>// <text:s text:c="3"/>printArr(dist, V,d,path,src);</text:p>
      <text:p text:style-name="P7"/>
      <text:p text:style-name="P7">}</text:p>
      <text:p text:style-name="P7"/>
      <text:p text:style-name="P7">const int TEST_PIN = 10;</text:p>
      <text:p text:style-name="P7">int V=22,s,d,i,x,y,r,m,j;</text:p>
      <text:p text:style-name="P7">struct Graph* graph;</text:p>
      <text:p text:style-name="P7"><text:soft-page-break/></text:p>
      <text:p text:style-name="P7"/>
      <text:p text:style-name="P7">void setup()</text:p>
      <text:p text:style-name="P7">{</text:p>
      <text:p text:style-name="P7">Serial.begin(9600);</text:p>
      <text:p text:style-name="P7">graph = createGraph(V);</text:p>
      <text:p text:style-name="P7"/>
      <text:p text:style-name="P7"><text:s text:c="2"/></text:p>
      <text:p text:style-name="P7"><text:s text:c="4"/>addEdge(graph, 0, 1, 1);</text:p>
      <text:p text:style-name="P7"><text:s text:c="4"/>addEdge(graph, 0, 9, 3);</text:p>
      <text:p text:style-name="P7"><text:s text:c="4"/></text:p>
      <text:p text:style-name="P7"><text:s text:c="4"/>addEdge(graph, 1, 2, 1);</text:p>
      <text:p text:style-name="P7"><text:s text:c="4"/>addEdge(graph, 1, 4, 1);</text:p>
      <text:p text:style-name="P7"><text:s text:c="4"/></text:p>
      <text:p text:style-name="P7"><text:s text:c="4"/>addEdge(graph, 2, 3, 1);</text:p>
      <text:p text:style-name="P7"><text:s text:c="4"/>addEdge(graph, 2, 5, 1);</text:p>
      <text:p text:style-name="P7"/>
      <text:p text:style-name="P7"><text:s text:c="4"/>addEdge(graph, 3, 8, 2);</text:p>
      <text:p text:style-name="P7"><text:s text:c="4"/></text:p>
      <text:p text:style-name="P7"><text:s text:c="4"/>addEdge(graph, 4, 5, 1);</text:p>
      <text:p text:style-name="P7"/>
      <text:p text:style-name="P7"><text:s text:c="3"/>// addEdge(graph, 4, 6, 1);</text:p>
      <text:p text:style-name="P7"><text:s text:c="4"/>addEdge(graph, 6, 7, 1);</text:p>
      <text:p text:style-name="P7"/>
      <text:p text:style-name="P7"><text:s text:c="4"/>addEdge(graph, 7, 8, 1);</text:p>
      <text:p text:style-name="P7"><text:s text:c="4"/>addEdge(graph, 7, 11, 1);</text:p>
      <text:p text:style-name="P7"/>
      <text:p text:style-name="P7"><text:s text:c="4"/>addEdge(graph, 9, 10, 1);</text:p>
      <text:p text:style-name="P7"/>
      <text:p text:style-name="P7"><text:s text:c="4"/>addEdge(graph, 10, 6, 1);</text:p>
      <text:p text:style-name="P7"/>
      <text:p text:style-name="P7"><text:s text:c="4"/>addEdge(graph, 11, 12, 1);</text:p>
      <text:p text:style-name="P7"/>
      <text:p text:style-name="P7"/>
      <text:p text:style-name="P7"/>
      <text:p text:style-name="P7"/>
      <text:p text:style-name="P7"><text:s text:c="4"/>s = 0;</text:p>
      <text:p text:style-name="P7"><text:s text:c="4"/>d = 4;</text:p>
      <text:p text:style-name="P7">// <text:s text:c="3"/>Serial.println("SUPRIYA SAHU ");</text:p>
      <text:p text:style-name="P7"><text:s text:c="2"/>// <text:s/>Serial.println("SUPRIYA SAHU ");</text:p>
      <text:p text:style-name="P7"><text:s text:c="2"/>Wire.begin(8);</text:p>
      <text:p text:style-name="P7"/>
      <text:p text:style-name="P7"><text:soft-page-break/></text:p>
      <text:p text:style-name="P7"><text:s text:c="4"/>lcd.begin(16, 2);</text:p>
      <text:p text:style-name="P7"><text:s text:c="2"/>// Print a message to the LCD.</text:p>
      <text:p text:style-name="P7"><text:s text:c="2"/>analogWrite(9,0);</text:p>
      <text:p text:style-name="P7"><text:s text:c="2"/>lcd.print("hello, world!");</text:p>
      <text:p text:style-name="P7"><text:s text:c="2"/></text:p>
      <text:p text:style-name="P7"><text:s text:c="4"/></text:p>
      <text:p text:style-name="P7"/>
      <text:p text:style-name="P7"/>
      <text:p text:style-name="P7">}</text:p>
      <text:p text:style-name="P7">float temp;</text:p>
      <text:p text:style-name="P7">int tempPin = A0;</text:p>
      <text:p text:style-name="P7">static int count = 0;</text:p>
      <text:p text:style-name="P7">void loop()</text:p>
      <text:p text:style-name="P7">{</text:p>
      <text:p text:style-name="P7"><text:s text:c="3"/>temp = analogRead(tempPin);</text:p>
      <text:p text:style-name="P7"><text:s text:c="3"/>temp = temp * 0.48828125;</text:p>
      <text:p text:style-name="P7"><text:s text:c="3"/>if(temp &gt; 25.00)</text:p>
      <text:p text:style-name="P7"><text:s text:c="3"/>{</text:p>
      <text:p text:style-name="P7"><text:s text:c="4"/></text:p>
      <text:p text:style-name="P7"><text:s text:c="3"/>lcd.setCursor(0,1);</text:p>
      <text:p text:style-name="P7"><text:s text:c="4"/>lcd.print("Temperature:");</text:p>
      <text:p text:style-name="P7"><text:s text:c="4"/>lcd.print(temp);</text:p>
      <text:p text:style-name="P7"><text:s text:c="3"/>delay(3000);</text:p>
      <text:p text:style-name="P7"><text:s text:c="4"/>if(count == 0)</text:p>
      <text:p text:style-name="P7"><text:s text:c="5"/>{ </text:p>
      <text:p text:style-name="P7"><text:s text:c="6"/>count++;</text:p>
      <text:p text:style-name="P7"><text:s text:c="8"/>dijkstra(graph, s,d);</text:p>
      <text:p text:style-name="P7"><text:s text:c="5"/></text:p>
      <text:p text:style-name="P7"><text:s text:c="3"/>} <text:s/></text:p>
      <text:p text:style-name="P7"><text:s/>}</text:p>
      <text:p text:style-name="P7"><text:s/></text:p>
      <text:p text:style-name="P7"><text:s text:c="3"/>else</text:p>
      <text:p text:style-name="P7"><text:s text:c="3"/>{</text:p>
      <text:p text:style-name="P7"><text:s text:c="4"/>lcd.setCursor(0,1);</text:p>
      <text:p text:style-name="P7"><text:s text:c="4"/>lcd.print("Temperature:");</text:p>
      <text:p text:style-name="P7"><text:s text:c="4"/>lcd.print(temp);</text:p>
      <text:p text:style-name="P7"><text:s text:c="3"/>}</text:p>
      <text:p text:style-name="P7"/>
      <text:p text:style-name="P7"><text:s text:c="2"/>delay(3000);</text:p>
      <text:p text:style-name="P7"/>
      <text:p text:style-name="P7">}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Lohit Hindi" svg:font-family="'Lohit Hindi'" style:font-pitch="variable"/>
    <style:font-face style:name="Albany" svg:font-family="Alban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lyt-techpoly_7e_LT_7e_Gliederung_20_1">
      <style:paragraph-properties fo:margin-top="0cm" fo:margin-bottom="0.4cm"/>
      <style:text-properties fo:font-size="28pt" style:font-size-asian="28pt" style:font-size-complex="28pt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3" style:display-name="Default~LT~Gliederung 3" style:family="paragraph" style:parent-style-name="lyt-techpoly_7e_LT_7e_Gliederung_20_2">
      <style:paragraph-properties fo:margin-top="0cm" fo:margin-bottom="0.3cm"/>
      <style:text-properties fo:font-size="24pt" style:font-size-asian="24pt" style:font-size-complex="24pt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4" style:display-name="Default~LT~Gliederung 4" style:family="paragraph" style:parent-style-name="lyt-techpoly_7e_LT_7e_Gliederung_20_3">
      <style:paragraph-properties fo:margin-top="0cm" fo:margin-bottom="0.199cm"/>
      <style:text-properties fo:font-size="20pt" style:font-size-asian="20pt" style:font-size-complex="20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5" style:display-name="Default~LT~Gliederung 5" style:family="paragraph" style:parent-style-name="lyt-techpoly_7e_LT_7e_Gliederung_20_4">
      <style:paragraph-properties fo:margin-top="0cm" fo:margin-bottom="0.101cm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6" style:display-name="Default~LT~Gliederung 6" style:family="paragraph" style:parent-style-name="lyt-techpoly_7e_LT_7e_Gliederung_20_5"/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Default_7e_LT_7e_Gliederung_20_7" style:display-name="Default~LT~Gliederung 7" style:family="paragraph" style:parent-style-name="lyt-techpoly_7e_LT_7e_Gliederung_20_6"/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Default_7e_LT_7e_Gliederung_20_8" style:display-name="Default~LT~Gliederung 8" style:family="paragraph" style:parent-style-name="lyt-techpoly_7e_LT_7e_Gliederung_20_7"/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Default_7e_LT_7e_Gliederung_20_9" style:display-name="Default~LT~Gliederung 9" style:family="paragraph" style:parent-style-name="lyt-techpoly_7e_LT_7e_Gliederung_20_8"/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WW-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Lohit Hindi" style:font-size-asian="18pt" style:font-style-asian="normal" style:font-weight-asian="normal" style:font-name-complex="Lohit Hindi" style:font-size-complex="18pt" style:font-style-complex="normal" style:font-weight-complex="normal" style:text-emphasize="none" style:text-overline-style="none" style:text-overline-color="font-color"/>
    </style:style>
    <style:style style:name="WW-Object_20_with_20_arrow" style:display-name="WW-Object with arrow" style:family="paragraph" style:parent-style-name="Standard"/>
    <style:style style:name="WW-Object_20_with_20_shadow" style:display-name="WW-Object with shadow" style:family="paragraph" style:parent-style-name="Standard"/>
    <style:style style:name="WW-Object_20_without_20_fill" style:display-name="WW-Object without fill" style:family="paragraph" style:parent-style-name="Standard"/>
    <style:style style:name="WW-Text" style:family="paragraph" style:parent-style-name="Standard"/>
    <style:style style:name="WW-Text_20_body" style:display-name="WW-Text body" style:family="paragraph" style:parent-style-name="Standard"/>
    <style:style style:name="WW-Text_20_body_20_justified" style:display-name="WW-Text body justified" style:family="paragraph" style:parent-style-name="Standard">
      <style:paragraph-properties fo:text-align="start" style:justify-single-word="false"/>
    </style:style>
    <style:style style:name="WW-First_20_line_20_indent" style:display-name="WW-First line indent" style:family="paragraph" style:parent-style-name="Standard">
      <style:paragraph-properties fo:margin="100%" fo:margin-left="0cm" fo:margin-right="0cm" fo:margin-top="0cm" fo:margin-bottom="0cm" fo:text-indent="0.6cm" style:auto-text-indent="false"/>
    </style:style>
    <style:style style:name="WW-Title" style:family="paragraph" style:parent-style-name="Standard"/>
    <style:style style:name="WW-Title1" style:family="paragraph" style:parent-style-name="Standard">
      <style:paragraph-properties fo:text-align="center" style:justify-single-word="false"/>
    </style:style>
    <style:style style:name="WW-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1" style:family="paragraph" style:parent-style-name="Standard">
      <style:paragraph-properties fo:margin-top="0.42cm" fo:margin-bottom="0.21cm"/>
    </style:style>
    <style:style style:name="WW-Heading11" style:family="paragraph" style:parent-style-name="Standard">
      <style:paragraph-properties fo:margin-top="0.42cm" fo:margin-bottom="0.21cm"/>
    </style:style>
    <style:style style:name="WW-Heading2" style:family="paragraph" style:parent-style-name="Standard">
      <style:paragraph-properties fo:margin-top="0.42cm" fo:margin-bottom="0.21cm"/>
    </style:style>
    <style:style style:name="WW-Dimension_20_Line" style:display-name="WW-Dimension Line" style:family="paragraph" style:parent-style-name="Standard"/>
    <style:style style:name="WW-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WW-gray1" style:family="paragraph" style:parent-style-name="default"/>
    <style:style style:name="WW-gray2" style:family="paragraph" style:parent-style-name="default"/>
    <style:style style:name="WW-gray3" style:family="paragraph" style:parent-style-name="default"/>
    <style:style style:name="WW-bw1" style:family="paragraph" style:parent-style-name="default"/>
    <style:style style:name="WW-bw2" style:family="paragraph" style:parent-style-name="default"/>
    <style:style style:name="WW-bw3" style:family="paragraph" style:parent-style-name="default"/>
    <style:style style:name="WW-orange1" style:family="paragraph" style:parent-style-name="default"/>
    <style:style style:name="WW-orange2" style:family="paragraph" style:parent-style-name="default"/>
    <style:style style:name="WW-orange3" style:family="paragraph" style:parent-style-name="default"/>
    <style:style style:name="WW-turquise1" style:family="paragraph" style:parent-style-name="default"/>
    <style:style style:name="WW-turquise2" style:family="paragraph" style:parent-style-name="default"/>
    <style:style style:name="WW-turquise3" style:family="paragraph" style:parent-style-name="default"/>
    <style:style style:name="WW-blue1" style:family="paragraph" style:parent-style-name="default"/>
    <style:style style:name="WW-blue2" style:family="paragraph" style:parent-style-name="default"/>
    <style:style style:name="WW-blue3" style:family="paragraph" style:parent-style-name="default"/>
    <style:style style:name="WW-sun1" style:family="paragraph" style:parent-style-name="default"/>
    <style:style style:name="WW-sun2" style:family="paragraph" style:parent-style-name="default"/>
    <style:style style:name="WW-sun3" style:family="paragraph" style:parent-style-name="default"/>
    <style:style style:name="WW-earth1" style:family="paragraph" style:parent-style-name="default"/>
    <style:style style:name="WW-earth2" style:family="paragraph" style:parent-style-name="default"/>
    <style:style style:name="WW-earth3" style:family="paragraph" style:parent-style-name="default"/>
    <style:style style:name="WW-green1" style:family="paragraph" style:parent-style-name="default"/>
    <style:style style:name="WW-green2" style:family="paragraph" style:parent-style-name="default"/>
    <style:style style:name="WW-green3" style:family="paragraph" style:parent-style-name="default"/>
    <style:style style:name="WW-seetang1" style:family="paragraph" style:parent-style-name="default"/>
    <style:style style:name="WW-seetang2" style:family="paragraph" style:parent-style-name="default"/>
    <style:style style:name="WW-seetang3" style:family="paragraph" style:parent-style-name="default"/>
    <style:style style:name="WW-lightblue1" style:family="paragraph" style:parent-style-name="default"/>
    <style:style style:name="WW-lightblue2" style:family="paragraph" style:parent-style-name="default"/>
    <style:style style:name="WW-lightblue3" style:family="paragraph" style:parent-style-name="default"/>
    <style:style style:name="WW-yellow1" style:family="paragraph" style:parent-style-name="default"/>
    <style:style style:name="WW-yellow2" style:family="paragraph" style:parent-style-name="default"/>
    <style:style style:name="WW-yellow3" style:family="paragraph" style:parent-style-name="default"/>
    <style:style style:name="WW-Heading12" style:family="paragraph" style:parent-style-name="Standard">
      <style:paragraph-properties fo:margin-top="0.42cm" fo:margin-bottom="0.21cm"/>
    </style:style>
    <style:style style:name="WW-Default1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Lohit Hindi" style:font-size-asian="18pt" style:font-style-asian="normal" style:font-weight-asian="normal" style:font-name-complex="Lohit Hindi" style:font-size-complex="18pt" style:font-style-complex="normal" style:font-weight-complex="normal" style:text-emphasize="none" style:text-overline-style="none" style:text-overline-color="font-color"/>
    </style:style>
    <style:style style:name="WW-Object_20_with_20_arrow1" style:display-name="WW-Object with arrow1" style:family="paragraph" style:parent-style-name="Standard"/>
    <style:style style:name="WW-Object_20_with_20_shadow1" style:display-name="WW-Object with shadow1" style:family="paragraph" style:parent-style-name="Standard"/>
    <style:style style:name="WW-Object_20_without_20_fill1" style:display-name="WW-Object without fill1" style:family="paragraph" style:parent-style-name="Standard"/>
    <style:style style:name="WW-Text1" style:family="paragraph" style:parent-style-name="Standard"/>
    <style:style style:name="WW-Text_20_body1" style:display-name="WW-Text body1" style:family="paragraph" style:parent-style-name="Standard"/>
    <style:style style:name="WW-Text_20_body_20_justified1" style:display-name="WW-Text body justified1" style:family="paragraph" style:parent-style-name="Standard">
      <style:paragraph-properties fo:text-align="start" style:justify-single-word="false"/>
    </style:style>
    <style:style style:name="WW-First_20_line_20_indent1" style:display-name="WW-First line indent1" style:family="paragraph" style:parent-style-name="Standard">
      <style:paragraph-properties fo:margin="100%" fo:margin-left="0cm" fo:margin-right="0cm" fo:margin-top="0cm" fo:margin-bottom="0cm" fo:text-indent="0.6cm" style:auto-text-indent="false"/>
    </style:style>
    <style:style style:name="WW-Title12" style:family="paragraph" style:parent-style-name="Standard"/>
    <style:style style:name="WW-Title11" style:family="paragraph" style:parent-style-name="Standard">
      <style:paragraph-properties fo:text-align="center" style:justify-single-word="false"/>
    </style:style>
    <style:style style:name="WW-Title21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123" style:family="paragraph" style:parent-style-name="Standard">
      <style:paragraph-properties fo:margin-top="0.42cm" fo:margin-bottom="0.21cm"/>
    </style:style>
    <style:style style:name="WW-Heading112" style:family="paragraph" style:parent-style-name="Standard">
      <style:paragraph-properties fo:margin-top="0.42cm" fo:margin-bottom="0.21cm"/>
    </style:style>
    <style:style style:name="WW-Heading21" style:family="paragraph" style:parent-style-name="Standard">
      <style:paragraph-properties fo:margin-top="0.42cm" fo:margin-bottom="0.21cm"/>
    </style:style>
    <style:style style:name="WW-Dimension_20_Line1" style:display-name="WW-Dimension Line1" style:family="paragraph" style:parent-style-name="Standard"/>
    <style:style style:name="WW-default1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WW-gray11" style:family="paragraph" style:parent-style-name="default"/>
    <style:style style:name="WW-gray21" style:family="paragraph" style:parent-style-name="default"/>
    <style:style style:name="WW-gray31" style:family="paragraph" style:parent-style-name="default"/>
    <style:style style:name="WW-bw11" style:family="paragraph" style:parent-style-name="default"/>
    <style:style style:name="WW-bw21" style:family="paragraph" style:parent-style-name="default"/>
    <style:style style:name="WW-bw31" style:family="paragraph" style:parent-style-name="default"/>
    <style:style style:name="WW-orange11" style:family="paragraph" style:parent-style-name="default"/>
    <style:style style:name="WW-orange21" style:family="paragraph" style:parent-style-name="default"/>
    <style:style style:name="WW-orange31" style:family="paragraph" style:parent-style-name="default"/>
    <style:style style:name="WW-turquise11" style:family="paragraph" style:parent-style-name="default"/>
    <style:style style:name="WW-turquise21" style:family="paragraph" style:parent-style-name="default"/>
    <style:style style:name="WW-turquise31" style:family="paragraph" style:parent-style-name="default"/>
    <style:style style:name="WW-blue11" style:family="paragraph" style:parent-style-name="default"/>
    <style:style style:name="WW-blue21" style:family="paragraph" style:parent-style-name="default"/>
    <style:style style:name="WW-blue31" style:family="paragraph" style:parent-style-name="default"/>
    <style:style style:name="WW-sun11" style:family="paragraph" style:parent-style-name="default"/>
    <style:style style:name="WW-sun21" style:family="paragraph" style:parent-style-name="default"/>
    <style:style style:name="WW-sun31" style:family="paragraph" style:parent-style-name="default"/>
    <style:style style:name="WW-earth11" style:family="paragraph" style:parent-style-name="default"/>
    <style:style style:name="WW-earth21" style:family="paragraph" style:parent-style-name="default"/>
    <style:style style:name="WW-earth31" style:family="paragraph" style:parent-style-name="default"/>
    <style:style style:name="WW-green11" style:family="paragraph" style:parent-style-name="default"/>
    <style:style style:name="WW-green21" style:family="paragraph" style:parent-style-name="default"/>
    <style:style style:name="WW-green31" style:family="paragraph" style:parent-style-name="default"/>
    <style:style style:name="WW-seetang11" style:family="paragraph" style:parent-style-name="default"/>
    <style:style style:name="WW-seetang21" style:family="paragraph" style:parent-style-name="default"/>
    <style:style style:name="WW-seetang31" style:family="paragraph" style:parent-style-name="default"/>
    <style:style style:name="WW-lightblue11" style:family="paragraph" style:parent-style-name="default"/>
    <style:style style:name="WW-lightblue21" style:family="paragraph" style:parent-style-name="default"/>
    <style:style style:name="WW-lightblue31" style:family="paragraph" style:parent-style-name="default"/>
    <style:style style:name="WW-yellow11" style:family="paragraph" style:parent-style-name="default"/>
    <style:style style:name="WW-yellow21" style:family="paragraph" style:parent-style-name="default"/>
    <style:style style:name="WW-yellow31" style:family="paragraph" style:parent-style-name="default"/>
    <style:style style:name="WW-Heading1234" style:family="paragraph" style:parent-style-name="Standard">
      <style:paragraph-properties fo:margin-top="0.42cm" fo:margin-bottom="0.21cm"/>
    </style:style>
    <style:style style:name="WW-Default12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Lohit Hindi" style:font-size-asian="18pt" style:font-style-asian="normal" style:font-weight-asian="normal" style:font-name-complex="Lohit Hindi" style:font-size-complex="18pt" style:font-style-complex="normal" style:font-weight-complex="normal" style:text-emphasize="none" style:text-overline-style="none" style:text-overline-color="font-color"/>
    </style:style>
    <style:style style:name="WW-Object_20_with_20_arrow12" style:display-name="WW-Object with arrow12" style:family="paragraph" style:parent-style-name="Standard"/>
    <style:style style:name="WW-Object_20_with_20_shadow12" style:display-name="WW-Object with shadow12" style:family="paragraph" style:parent-style-name="Standard"/>
    <style:style style:name="WW-Object_20_without_20_fill12" style:display-name="WW-Object without fill12" style:family="paragraph" style:parent-style-name="Standard"/>
    <style:style style:name="WW-Text12" style:family="paragraph" style:parent-style-name="Standard"/>
    <style:style style:name="WW-Text_20_body12" style:display-name="WW-Text body12" style:family="paragraph" style:parent-style-name="Standard"/>
    <style:style style:name="WW-Text_20_body_20_justified12" style:display-name="WW-Text body justified12" style:family="paragraph" style:parent-style-name="Standard">
      <style:paragraph-properties fo:text-align="start" style:justify-single-word="false"/>
    </style:style>
    <style:style style:name="WW-First_20_line_20_indent12" style:display-name="WW-First line indent12" style:family="paragraph" style:parent-style-name="Standard">
      <style:paragraph-properties fo:margin="100%" fo:margin-left="0cm" fo:margin-right="0cm" fo:margin-top="0cm" fo:margin-bottom="0cm" fo:text-indent="0.6cm" style:auto-text-indent="false"/>
    </style:style>
    <style:style style:name="WW-Title123" style:family="paragraph" style:parent-style-name="Standard"/>
    <style:style style:name="WW-Title112" style:family="paragraph" style:parent-style-name="Standard">
      <style:paragraph-properties fo:text-align="center" style:justify-single-word="false"/>
    </style:style>
    <style:style style:name="WW-Title21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12345" style:family="paragraph" style:parent-style-name="Standard">
      <style:paragraph-properties fo:margin-top="0.42cm" fo:margin-bottom="0.21cm"/>
    </style:style>
    <style:style style:name="WW-Heading1123" style:family="paragraph" style:parent-style-name="Standard">
      <style:paragraph-properties fo:margin-top="0.42cm" fo:margin-bottom="0.21cm"/>
    </style:style>
    <style:style style:name="WW-Heading212" style:family="paragraph" style:parent-style-name="Standard">
      <style:paragraph-properties fo:margin-top="0.42cm" fo:margin-bottom="0.21cm"/>
    </style:style>
    <style:style style:name="WW-Dimension_20_Line12" style:display-name="WW-Dimension Line12" style:family="paragraph" style:parent-style-name="Standard"/>
    <style:style style:name="WW-default12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WW-gray112" style:family="paragraph" style:parent-style-name="default"/>
    <style:style style:name="WW-gray212" style:family="paragraph" style:parent-style-name="default"/>
    <style:style style:name="WW-gray312" style:family="paragraph" style:parent-style-name="default"/>
    <style:style style:name="WW-bw112" style:family="paragraph" style:parent-style-name="default"/>
    <style:style style:name="WW-bw212" style:family="paragraph" style:parent-style-name="default"/>
    <style:style style:name="WW-bw312" style:family="paragraph" style:parent-style-name="default"/>
    <style:style style:name="WW-orange112" style:family="paragraph" style:parent-style-name="default"/>
    <style:style style:name="WW-orange212" style:family="paragraph" style:parent-style-name="default"/>
    <style:style style:name="WW-orange312" style:family="paragraph" style:parent-style-name="default"/>
    <style:style style:name="WW-turquise112" style:family="paragraph" style:parent-style-name="default"/>
    <style:style style:name="WW-turquise212" style:family="paragraph" style:parent-style-name="default"/>
    <style:style style:name="WW-turquise312" style:family="paragraph" style:parent-style-name="default"/>
    <style:style style:name="WW-blue112" style:family="paragraph" style:parent-style-name="default"/>
    <style:style style:name="WW-blue212" style:family="paragraph" style:parent-style-name="default"/>
    <style:style style:name="WW-blue312" style:family="paragraph" style:parent-style-name="default"/>
    <style:style style:name="WW-sun112" style:family="paragraph" style:parent-style-name="default"/>
    <style:style style:name="WW-sun212" style:family="paragraph" style:parent-style-name="default"/>
    <style:style style:name="WW-sun312" style:family="paragraph" style:parent-style-name="default"/>
    <style:style style:name="WW-earth112" style:family="paragraph" style:parent-style-name="default"/>
    <style:style style:name="WW-earth212" style:family="paragraph" style:parent-style-name="default"/>
    <style:style style:name="WW-earth312" style:family="paragraph" style:parent-style-name="default"/>
    <style:style style:name="WW-green112" style:family="paragraph" style:parent-style-name="default"/>
    <style:style style:name="WW-green212" style:family="paragraph" style:parent-style-name="default"/>
    <style:style style:name="WW-green312" style:family="paragraph" style:parent-style-name="default"/>
    <style:style style:name="WW-seetang112" style:family="paragraph" style:parent-style-name="default"/>
    <style:style style:name="WW-seetang212" style:family="paragraph" style:parent-style-name="default"/>
    <style:style style:name="WW-seetang312" style:family="paragraph" style:parent-style-name="default"/>
    <style:style style:name="WW-lightblue112" style:family="paragraph" style:parent-style-name="default"/>
    <style:style style:name="WW-lightblue212" style:family="paragraph" style:parent-style-name="default"/>
    <style:style style:name="WW-lightblue312" style:family="paragraph" style:parent-style-name="default"/>
    <style:style style:name="WW-yellow112" style:family="paragraph" style:parent-style-name="default"/>
    <style:style style:name="WW-yellow212" style:family="paragraph" style:parent-style-name="default"/>
    <style:style style:name="WW-yellow312" style:family="paragraph" style:parent-style-name="default"/>
    <style:style style:name="WW-Heading123456" style:family="paragraph" style:parent-style-name="Standard">
      <style:paragraph-properties fo:margin-top="0.42cm" fo:margin-bottom="0.21cm"/>
    </style:style>
    <style:style style:name="WW-Default123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Lohit Hindi" style:font-size-asian="18pt" style:font-style-asian="normal" style:font-weight-asian="normal" style:font-name-complex="Lohit Hindi" style:font-size-complex="18pt" style:font-style-complex="normal" style:font-weight-complex="normal" style:text-emphasize="none" style:text-overline-style="none" style:text-overline-color="font-color"/>
    </style:style>
    <style:style style:name="WW-Object_20_with_20_arrow123" style:display-name="WW-Object with arrow123" style:family="paragraph" style:parent-style-name="Standard"/>
    <style:style style:name="WW-Object_20_with_20_shadow123" style:display-name="WW-Object with shadow123" style:family="paragraph" style:parent-style-name="Standard"/>
    <style:style style:name="WW-Object_20_without_20_fill123" style:display-name="WW-Object without fill123" style:family="paragraph" style:parent-style-name="Standard"/>
    <style:style style:name="WW-Text123" style:family="paragraph" style:parent-style-name="Standard"/>
    <style:style style:name="WW-Text_20_body123" style:display-name="WW-Text body123" style:family="paragraph" style:parent-style-name="Standard"/>
    <style:style style:name="WW-Text_20_body_20_justified123" style:display-name="WW-Text body justified123" style:family="paragraph" style:parent-style-name="Standard">
      <style:paragraph-properties fo:text-align="start" style:justify-single-word="false"/>
    </style:style>
    <style:style style:name="WW-First_20_line_20_indent123" style:display-name="WW-First line indent123" style:family="paragraph" style:parent-style-name="Standard">
      <style:paragraph-properties fo:margin="100%" fo:margin-left="0cm" fo:margin-right="0cm" fo:margin-top="0cm" fo:margin-bottom="0cm" fo:text-indent="0.6cm" style:auto-text-indent="false"/>
    </style:style>
    <style:style style:name="WW-Title1234" style:family="paragraph" style:parent-style-name="Standard"/>
    <style:style style:name="WW-Title1123" style:family="paragraph" style:parent-style-name="Standard">
      <style:paragraph-properties fo:text-align="center" style:justify-single-word="false"/>
    </style:style>
    <style:style style:name="WW-Title2123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1234567" style:family="paragraph" style:parent-style-name="Standard">
      <style:paragraph-properties fo:margin-top="0.42cm" fo:margin-bottom="0.21cm"/>
    </style:style>
    <style:style style:name="WW-Heading11234" style:family="paragraph" style:parent-style-name="Standard">
      <style:paragraph-properties fo:margin-top="0.42cm" fo:margin-bottom="0.21cm"/>
    </style:style>
    <style:style style:name="WW-Heading2123" style:family="paragraph" style:parent-style-name="Standard">
      <style:paragraph-properties fo:margin-top="0.42cm" fo:margin-bottom="0.21cm"/>
    </style:style>
    <style:style style:name="WW-Dimension_20_Line123" style:display-name="WW-Dimension Line123" style:family="paragraph" style:parent-style-name="Standard"/>
    <style:style style:name="WW-default123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WW-gray1123" style:family="paragraph" style:parent-style-name="default"/>
    <style:style style:name="WW-gray2123" style:family="paragraph" style:parent-style-name="default"/>
    <style:style style:name="WW-gray3123" style:family="paragraph" style:parent-style-name="default"/>
    <style:style style:name="WW-bw1123" style:family="paragraph" style:parent-style-name="default"/>
    <style:style style:name="WW-bw2123" style:family="paragraph" style:parent-style-name="default"/>
    <style:style style:name="WW-bw3123" style:family="paragraph" style:parent-style-name="default"/>
    <style:style style:name="WW-orange1123" style:family="paragraph" style:parent-style-name="default"/>
    <style:style style:name="WW-orange2123" style:family="paragraph" style:parent-style-name="default"/>
    <style:style style:name="WW-orange3123" style:family="paragraph" style:parent-style-name="default"/>
    <style:style style:name="WW-turquise1123" style:family="paragraph" style:parent-style-name="default"/>
    <style:style style:name="WW-turquise2123" style:family="paragraph" style:parent-style-name="default"/>
    <style:style style:name="WW-turquise3123" style:family="paragraph" style:parent-style-name="default"/>
    <style:style style:name="WW-blue1123" style:family="paragraph" style:parent-style-name="default"/>
    <style:style style:name="WW-blue2123" style:family="paragraph" style:parent-style-name="default"/>
    <style:style style:name="WW-blue3123" style:family="paragraph" style:parent-style-name="default"/>
    <style:style style:name="WW-sun1123" style:family="paragraph" style:parent-style-name="default"/>
    <style:style style:name="WW-sun2123" style:family="paragraph" style:parent-style-name="default"/>
    <style:style style:name="WW-sun3123" style:family="paragraph" style:parent-style-name="default"/>
    <style:style style:name="WW-earth1123" style:family="paragraph" style:parent-style-name="default"/>
    <style:style style:name="WW-earth2123" style:family="paragraph" style:parent-style-name="default"/>
    <style:style style:name="WW-earth3123" style:family="paragraph" style:parent-style-name="default"/>
    <style:style style:name="WW-green1123" style:family="paragraph" style:parent-style-name="default"/>
    <style:style style:name="WW-green2123" style:family="paragraph" style:parent-style-name="default"/>
    <style:style style:name="WW-green3123" style:family="paragraph" style:parent-style-name="default"/>
    <style:style style:name="WW-seetang1123" style:family="paragraph" style:parent-style-name="default"/>
    <style:style style:name="WW-seetang2123" style:family="paragraph" style:parent-style-name="default"/>
    <style:style style:name="WW-seetang3123" style:family="paragraph" style:parent-style-name="default"/>
    <style:style style:name="WW-lightblue1123" style:family="paragraph" style:parent-style-name="default"/>
    <style:style style:name="WW-lightblue2123" style:family="paragraph" style:parent-style-name="default"/>
    <style:style style:name="WW-lightblue3123" style:family="paragraph" style:parent-style-name="default"/>
    <style:style style:name="WW-yellow1123" style:family="paragraph" style:parent-style-name="default"/>
    <style:style style:name="WW-yellow2123" style:family="paragraph" style:parent-style-name="default"/>
    <style:style style:name="WW-yellow3123" style:family="paragraph" style:parent-style-name="default"/>
    <style:style style:name="WW-Heading12345678" style:family="paragraph" style:parent-style-name="Standard">
      <style:paragraph-properties fo:margin-top="0.42cm" fo:margin-bottom="0.21cm"/>
    </style:style>
    <style:style style:name="WW-Default1234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Lohit Hindi" style:font-size-asian="18pt" style:font-style-asian="normal" style:font-weight-asian="normal" style:font-name-complex="Lohit Hindi" style:font-size-complex="18pt" style:font-style-complex="normal" style:font-weight-complex="normal" style:text-emphasize="none" style:text-overline-style="none" style:text-overline-color="font-color"/>
    </style:style>
    <style:style style:name="WW-Object_20_with_20_arrow1234" style:display-name="WW-Object with arrow1234" style:family="paragraph" style:parent-style-name="Standard"/>
    <style:style style:name="WW-Object_20_with_20_shadow1234" style:display-name="WW-Object with shadow1234" style:family="paragraph" style:parent-style-name="Standard"/>
    <style:style style:name="WW-Object_20_without_20_fill1234" style:display-name="WW-Object without fill1234" style:family="paragraph" style:parent-style-name="Standard"/>
    <style:style style:name="WW-Text1234" style:family="paragraph" style:parent-style-name="Standard"/>
    <style:style style:name="WW-Text_20_body1234" style:display-name="WW-Text body1234" style:family="paragraph" style:parent-style-name="Standard"/>
    <style:style style:name="WW-Text_20_body_20_justified1234" style:display-name="WW-Text body justified1234" style:family="paragraph" style:parent-style-name="Standard">
      <style:paragraph-properties fo:text-align="start" style:justify-single-word="false"/>
    </style:style>
    <style:style style:name="WW-First_20_line_20_indent1234" style:display-name="WW-First line indent1234" style:family="paragraph" style:parent-style-name="Standard">
      <style:paragraph-properties fo:margin="100%" fo:margin-left="0cm" fo:margin-right="0cm" fo:margin-top="0cm" fo:margin-bottom="0cm" fo:text-indent="0.6cm" style:auto-text-indent="false"/>
    </style:style>
    <style:style style:name="WW-Title12345" style:family="paragraph" style:parent-style-name="Standard"/>
    <style:style style:name="WW-Title11234" style:family="paragraph" style:parent-style-name="Standard">
      <style:paragraph-properties fo:text-align="center" style:justify-single-word="false"/>
    </style:style>
    <style:style style:name="WW-Title21234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123456789" style:family="paragraph" style:parent-style-name="Standard">
      <style:paragraph-properties fo:margin-top="0.42cm" fo:margin-bottom="0.21cm"/>
    </style:style>
    <style:style style:name="WW-Heading112345" style:family="paragraph" style:parent-style-name="Standard">
      <style:paragraph-properties fo:margin-top="0.42cm" fo:margin-bottom="0.21cm"/>
    </style:style>
    <style:style style:name="WW-Heading21234" style:family="paragraph" style:parent-style-name="Standard">
      <style:paragraph-properties fo:margin-top="0.42cm" fo:margin-bottom="0.21cm"/>
    </style:style>
    <style:style style:name="WW-Dimension_20_Line1234" style:display-name="WW-Dimension Line1234" style:family="paragraph" style:parent-style-name="Standard"/>
    <style:style style:name="WW-default1234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WW-gray11234" style:family="paragraph" style:parent-style-name="default"/>
    <style:style style:name="WW-gray21234" style:family="paragraph" style:parent-style-name="default"/>
    <style:style style:name="WW-gray31234" style:family="paragraph" style:parent-style-name="default"/>
    <style:style style:name="WW-bw11234" style:family="paragraph" style:parent-style-name="default"/>
    <style:style style:name="WW-bw21234" style:family="paragraph" style:parent-style-name="default"/>
    <style:style style:name="WW-bw31234" style:family="paragraph" style:parent-style-name="default"/>
    <style:style style:name="WW-orange11234" style:family="paragraph" style:parent-style-name="default"/>
    <style:style style:name="WW-orange21234" style:family="paragraph" style:parent-style-name="default"/>
    <style:style style:name="WW-orange31234" style:family="paragraph" style:parent-style-name="default"/>
    <style:style style:name="WW-turquise11234" style:family="paragraph" style:parent-style-name="default"/>
    <style:style style:name="WW-turquise21234" style:family="paragraph" style:parent-style-name="default"/>
    <style:style style:name="WW-turquise31234" style:family="paragraph" style:parent-style-name="default"/>
    <style:style style:name="WW-blue11234" style:family="paragraph" style:parent-style-name="default"/>
    <style:style style:name="WW-blue21234" style:family="paragraph" style:parent-style-name="default"/>
    <style:style style:name="WW-blue31234" style:family="paragraph" style:parent-style-name="default"/>
    <style:style style:name="WW-sun11234" style:family="paragraph" style:parent-style-name="default"/>
    <style:style style:name="WW-sun21234" style:family="paragraph" style:parent-style-name="default"/>
    <style:style style:name="WW-sun31234" style:family="paragraph" style:parent-style-name="default"/>
    <style:style style:name="WW-earth11234" style:family="paragraph" style:parent-style-name="default"/>
    <style:style style:name="WW-earth21234" style:family="paragraph" style:parent-style-name="default"/>
    <style:style style:name="WW-earth31234" style:family="paragraph" style:parent-style-name="default"/>
    <style:style style:name="WW-green11234" style:family="paragraph" style:parent-style-name="default"/>
    <style:style style:name="WW-green21234" style:family="paragraph" style:parent-style-name="default"/>
    <style:style style:name="WW-green31234" style:family="paragraph" style:parent-style-name="default"/>
    <style:style style:name="WW-seetang11234" style:family="paragraph" style:parent-style-name="default"/>
    <style:style style:name="WW-seetang21234" style:family="paragraph" style:parent-style-name="default"/>
    <style:style style:name="WW-seetang31234" style:family="paragraph" style:parent-style-name="default"/>
    <style:style style:name="WW-lightblue11234" style:family="paragraph" style:parent-style-name="default"/>
    <style:style style:name="WW-lightblue21234" style:family="paragraph" style:parent-style-name="default"/>
    <style:style style:name="WW-lightblue31234" style:family="paragraph" style:parent-style-name="default"/>
    <style:style style:name="WW-yellow11234" style:family="paragraph" style:parent-style-name="default"/>
    <style:style style:name="WW-yellow21234" style:family="paragraph" style:parent-style-name="default"/>
    <style:style style:name="WW-yellow31234" style:family="paragraph" style:parent-style-name="default"/>
    <style:style style:name="WW-Heading12345678910" style:family="paragraph" style:parent-style-name="Standard">
      <style:paragraph-properties fo:margin-top="0.42cm" fo:margin-bottom="0.21cm"/>
    </style:style>
    <style:style style:name="WW-Default12345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Lohit Hindi" style:font-size-asian="18pt" style:font-style-asian="normal" style:font-weight-asian="normal" style:font-name-complex="Lohit Hindi" style:font-size-complex="18pt" style:font-style-complex="normal" style:font-weight-complex="normal" style:text-emphasize="none" style:text-overline-style="none" style:text-overline-color="font-color"/>
    </style:style>
    <style:style style:name="WW-Object_20_with_20_arrow12345" style:display-name="WW-Object with arrow12345" style:family="paragraph" style:parent-style-name="Standard"/>
    <style:style style:name="WW-Object_20_with_20_shadow12345" style:display-name="WW-Object with shadow12345" style:family="paragraph" style:parent-style-name="Standard"/>
    <style:style style:name="WW-Object_20_without_20_fill12345" style:display-name="WW-Object without fill12345" style:family="paragraph" style:parent-style-name="Standard"/>
    <style:style style:name="WW-Text12345" style:family="paragraph" style:parent-style-name="Standard"/>
    <style:style style:name="WW-Text_20_body12345" style:display-name="WW-Text body12345" style:family="paragraph" style:parent-style-name="Standard"/>
    <style:style style:name="WW-Text_20_body_20_justified12345" style:display-name="WW-Text body justified12345" style:family="paragraph" style:parent-style-name="Standard">
      <style:paragraph-properties fo:text-align="start" style:justify-single-word="false"/>
    </style:style>
    <style:style style:name="WW-First_20_line_20_indent12345" style:display-name="WW-First line indent12345" style:family="paragraph" style:parent-style-name="Standard">
      <style:paragraph-properties fo:margin="100%" fo:margin-left="0cm" fo:margin-right="0cm" fo:margin-top="0cm" fo:margin-bottom="0cm" fo:text-indent="0.6cm" style:auto-text-indent="false"/>
    </style:style>
    <style:style style:name="WW-Title123456" style:family="paragraph" style:parent-style-name="Standard"/>
    <style:style style:name="WW-Title112345" style:family="paragraph" style:parent-style-name="Standard">
      <style:paragraph-properties fo:text-align="center" style:justify-single-word="false"/>
    </style:style>
    <style:style style:name="WW-Title212345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1234567891011" style:family="paragraph" style:parent-style-name="Standard">
      <style:paragraph-properties fo:margin-top="0.42cm" fo:margin-bottom="0.21cm"/>
    </style:style>
    <style:style style:name="WW-Heading1123456" style:family="paragraph" style:parent-style-name="Standard">
      <style:paragraph-properties fo:margin-top="0.42cm" fo:margin-bottom="0.21cm"/>
    </style:style>
    <style:style style:name="WW-Heading212345" style:family="paragraph" style:parent-style-name="Standard">
      <style:paragraph-properties fo:margin-top="0.42cm" fo:margin-bottom="0.21cm"/>
    </style:style>
    <style:style style:name="WW-Dimension_20_Line12345" style:display-name="WW-Dimension Line12345" style:family="paragraph" style:parent-style-name="Standard"/>
    <style:style style:name="WW-default12345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WW-gray112345" style:family="paragraph" style:parent-style-name="default"/>
    <style:style style:name="WW-gray212345" style:family="paragraph" style:parent-style-name="default"/>
    <style:style style:name="WW-gray312345" style:family="paragraph" style:parent-style-name="default"/>
    <style:style style:name="WW-bw112345" style:family="paragraph" style:parent-style-name="default"/>
    <style:style style:name="WW-bw212345" style:family="paragraph" style:parent-style-name="default"/>
    <style:style style:name="WW-bw312345" style:family="paragraph" style:parent-style-name="default"/>
    <style:style style:name="WW-orange112345" style:family="paragraph" style:parent-style-name="default"/>
    <style:style style:name="WW-orange212345" style:family="paragraph" style:parent-style-name="default"/>
    <style:style style:name="WW-orange312345" style:family="paragraph" style:parent-style-name="default"/>
    <style:style style:name="WW-turquise112345" style:family="paragraph" style:parent-style-name="default"/>
    <style:style style:name="WW-turquise212345" style:family="paragraph" style:parent-style-name="default"/>
    <style:style style:name="WW-turquise312345" style:family="paragraph" style:parent-style-name="default"/>
    <style:style style:name="WW-blue112345" style:family="paragraph" style:parent-style-name="default"/>
    <style:style style:name="WW-blue212345" style:family="paragraph" style:parent-style-name="default"/>
    <style:style style:name="WW-blue312345" style:family="paragraph" style:parent-style-name="default"/>
    <style:style style:name="WW-sun112345" style:family="paragraph" style:parent-style-name="default"/>
    <style:style style:name="WW-sun212345" style:family="paragraph" style:parent-style-name="default"/>
    <style:style style:name="WW-sun312345" style:family="paragraph" style:parent-style-name="default"/>
    <style:style style:name="WW-earth112345" style:family="paragraph" style:parent-style-name="default"/>
    <style:style style:name="WW-earth212345" style:family="paragraph" style:parent-style-name="default"/>
    <style:style style:name="WW-earth312345" style:family="paragraph" style:parent-style-name="default"/>
    <style:style style:name="WW-green112345" style:family="paragraph" style:parent-style-name="default"/>
    <style:style style:name="WW-green212345" style:family="paragraph" style:parent-style-name="default"/>
    <style:style style:name="WW-green312345" style:family="paragraph" style:parent-style-name="default"/>
    <style:style style:name="WW-seetang112345" style:family="paragraph" style:parent-style-name="default"/>
    <style:style style:name="WW-seetang212345" style:family="paragraph" style:parent-style-name="default"/>
    <style:style style:name="WW-seetang312345" style:family="paragraph" style:parent-style-name="default"/>
    <style:style style:name="WW-lightblue112345" style:family="paragraph" style:parent-style-name="default"/>
    <style:style style:name="WW-lightblue212345" style:family="paragraph" style:parent-style-name="default"/>
    <style:style style:name="WW-lightblue312345" style:family="paragraph" style:parent-style-name="default"/>
    <style:style style:name="WW-yellow112345" style:family="paragraph" style:parent-style-name="default"/>
    <style:style style:name="WW-yellow212345" style:family="paragraph" style:parent-style-name="default"/>
    <style:style style:name="WW-yellow312345" style:family="paragraph" style:parent-style-name="default"/>
    <style:style style:name="WW-Heading123456789101112" style:family="paragraph" style:parent-style-name="Standard">
      <style:paragraph-properties fo:margin-top="0.42cm" fo:margin-bottom="0.21cm"/>
    </style:style>
    <style:style style:name="WW-Default123456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Lohit Hindi" style:font-size-asian="18pt" style:font-style-asian="normal" style:font-weight-asian="normal" style:font-name-complex="Lohit Hindi" style:font-size-complex="18pt" style:font-style-complex="normal" style:font-weight-complex="normal" style:text-emphasize="none" style:text-overline-style="none" style:text-overline-color="font-color"/>
    </style:style>
    <style:style style:name="WW-Object_20_with_20_arrow123456" style:display-name="WW-Object with arrow123456" style:family="paragraph" style:parent-style-name="Standard"/>
    <style:style style:name="WW-Object_20_with_20_shadow123456" style:display-name="WW-Object with shadow123456" style:family="paragraph" style:parent-style-name="Standard"/>
    <style:style style:name="WW-Object_20_without_20_fill123456" style:display-name="WW-Object without fill123456" style:family="paragraph" style:parent-style-name="Standard"/>
    <style:style style:name="WW-Text123456" style:family="paragraph" style:parent-style-name="Standard"/>
    <style:style style:name="WW-Text_20_body123456" style:display-name="WW-Text body123456" style:family="paragraph" style:parent-style-name="Standard"/>
    <style:style style:name="WW-Text_20_body_20_justified123456" style:display-name="WW-Text body justified123456" style:family="paragraph" style:parent-style-name="Standard">
      <style:paragraph-properties fo:text-align="start" style:justify-single-word="false"/>
    </style:style>
    <style:style style:name="WW-First_20_line_20_indent123456" style:display-name="WW-First line indent123456" style:family="paragraph" style:parent-style-name="Standard">
      <style:paragraph-properties fo:margin="100%" fo:margin-left="0cm" fo:margin-right="0cm" fo:margin-top="0cm" fo:margin-bottom="0cm" fo:text-indent="0.6cm" style:auto-text-indent="false"/>
    </style:style>
    <style:style style:name="WW-Title1234567" style:family="paragraph" style:parent-style-name="Standard"/>
    <style:style style:name="WW-Title1123456" style:family="paragraph" style:parent-style-name="Standard">
      <style:paragraph-properties fo:text-align="center" style:justify-single-word="false"/>
    </style:style>
    <style:style style:name="WW-Title2123456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12345678910111213" style:family="paragraph" style:parent-style-name="Standard">
      <style:paragraph-properties fo:margin-top="0.42cm" fo:margin-bottom="0.21cm"/>
    </style:style>
    <style:style style:name="WW-Heading11234567" style:family="paragraph" style:parent-style-name="Standard">
      <style:paragraph-properties fo:margin-top="0.42cm" fo:margin-bottom="0.21cm"/>
    </style:style>
    <style:style style:name="WW-Heading2123456" style:family="paragraph" style:parent-style-name="Standard">
      <style:paragraph-properties fo:margin-top="0.42cm" fo:margin-bottom="0.21cm"/>
    </style:style>
    <style:style style:name="WW-Dimension_20_Line123456" style:display-name="WW-Dimension Line123456" style:family="paragraph" style:parent-style-name="Standard"/>
    <style:style style:name="WW-default123456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WW-gray1123456" style:family="paragraph" style:parent-style-name="default"/>
    <style:style style:name="WW-gray2123456" style:family="paragraph" style:parent-style-name="default"/>
    <style:style style:name="WW-gray3123456" style:family="paragraph" style:parent-style-name="default"/>
    <style:style style:name="WW-bw1123456" style:family="paragraph" style:parent-style-name="default"/>
    <style:style style:name="WW-bw2123456" style:family="paragraph" style:parent-style-name="default"/>
    <style:style style:name="WW-bw3123456" style:family="paragraph" style:parent-style-name="default"/>
    <style:style style:name="WW-orange1123456" style:family="paragraph" style:parent-style-name="default"/>
    <style:style style:name="WW-orange2123456" style:family="paragraph" style:parent-style-name="default"/>
    <style:style style:name="WW-orange3123456" style:family="paragraph" style:parent-style-name="default"/>
    <style:style style:name="WW-turquise1123456" style:family="paragraph" style:parent-style-name="default"/>
    <style:style style:name="WW-turquise2123456" style:family="paragraph" style:parent-style-name="default"/>
    <style:style style:name="WW-turquise3123456" style:family="paragraph" style:parent-style-name="default"/>
    <style:style style:name="WW-blue1123456" style:family="paragraph" style:parent-style-name="default"/>
    <style:style style:name="WW-blue2123456" style:family="paragraph" style:parent-style-name="default"/>
    <style:style style:name="WW-blue3123456" style:family="paragraph" style:parent-style-name="default"/>
    <style:style style:name="WW-sun1123456" style:family="paragraph" style:parent-style-name="default"/>
    <style:style style:name="WW-sun2123456" style:family="paragraph" style:parent-style-name="default"/>
    <style:style style:name="WW-sun3123456" style:family="paragraph" style:parent-style-name="default"/>
    <style:style style:name="WW-earth1123456" style:family="paragraph" style:parent-style-name="default"/>
    <style:style style:name="WW-earth2123456" style:family="paragraph" style:parent-style-name="default"/>
    <style:style style:name="WW-earth3123456" style:family="paragraph" style:parent-style-name="default"/>
    <style:style style:name="WW-green1123456" style:family="paragraph" style:parent-style-name="default"/>
    <style:style style:name="WW-green2123456" style:family="paragraph" style:parent-style-name="default"/>
    <style:style style:name="WW-green3123456" style:family="paragraph" style:parent-style-name="default"/>
    <style:style style:name="WW-seetang1123456" style:family="paragraph" style:parent-style-name="default"/>
    <style:style style:name="WW-seetang2123456" style:family="paragraph" style:parent-style-name="default"/>
    <style:style style:name="WW-seetang3123456" style:family="paragraph" style:parent-style-name="default"/>
    <style:style style:name="WW-lightblue1123456" style:family="paragraph" style:parent-style-name="default"/>
    <style:style style:name="WW-lightblue2123456" style:family="paragraph" style:parent-style-name="default"/>
    <style:style style:name="WW-lightblue3123456" style:family="paragraph" style:parent-style-name="default"/>
    <style:style style:name="WW-yellow1123456" style:family="paragraph" style:parent-style-name="default"/>
    <style:style style:name="WW-yellow2123456" style:family="paragraph" style:parent-style-name="default"/>
    <style:style style:name="WW-yellow3123456" style:family="paragraph" style:parent-style-name="defaul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 </meta:initial-creator>
    <meta:creation-date>2017-05-09T11:20:00</meta:creation-date>
    <dc:date>2017-05-09T12:07:42</dc:date>
    <dc:creator>hp </dc:creator>
    <meta:editing-duration>PT35M42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28" meta:paragraph-count="690" meta:word-count="2263" meta:character-count="21255" meta:non-whitespace-character-count="14789"/>
  </office:meta>
</office:document-meta>
</file>